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border="thin solid #000000" style:vertical-align="automatic" fo:background-color="#660066" style:repeat-content="fals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fo:border="thin solid #000000" style:vertical-align="automatic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36">
      <style:table-cell-properties fo:border="thin solid #000000" style:vertical-align="automatic"/>
    </style:style>
    <style:style style:name="ce8" style:family="table-cell" style:parent-style-name="Default" style:data-style-name="N36">
      <style:table-cell-properties style:vertical-align="automatic"/>
    </style:style>
    <style:style style:name="ce9" style:family="table-cell" style:parent-style-name="Default" style:data-style-name="N36">
      <style:table-cell-properties fo:border="thin solid #000000" style:vertical-align="automatic"/>
      <style:text-properties style:text-underline-style="solid" style:text-underline-type="single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660066" style:repeat-content="false"/>
      <style:paragraph-properties fo:text-align="center"/>
      <style:text-properties fo:color="#FFFFFF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000000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000000"/>
    </style:style>
    <style:style style:name="ce13" style:family="table-cell" style:parent-style-name="Default" style:data-style-name="N0">
      <style:table-cell-properties style:vertical-align="automatic"/>
    </style:style>
    <style:style style:name="ce14" style:family="table-cell" style:parent-style-name="Default" style:data-style-name="N0">
      <style:table-cell-properties fo:border="thin solid #000000" style:vertical-align="automatic" fo:background-color="#660066" style:repeat-content="false"/>
      <style:paragraph-properties fo:text-align="center"/>
      <style:text-properties fo:color="#FFFFFF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3.201458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8.493125cm"/>
    </style:style>
    <style:style style:name="co8" style:family="table-column">
      <style:table-column-properties fo:break-before="auto" style:column-width="1.82562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icialização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2">
            <text:p>atribuições</text:p>
          </table:table-cell>
          <table:table-cell table:number-columns-repeated="25" table:style-name="ce3"/>
          <table:table-cell table:number-columns-repeated="16358"/>
        </table:table-row>
        <table:table-row table:style-name="ro1">
          <table:table-cell table:style-name="ce2"/>
          <table:table-cell office:value-type="string" table:number-columns-spanned="4" table:number-rows-spanned="1" table:style-name="ce14">
            <text:p>K</text:p>
          </table:table-cell>
          <table:covered-table-cell table:number-columns-repeated="3"/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79186" table:style-name="ce4">
            <text:p>79186</text:p>
          </table:table-cell>
          <table:table-cell office:value-type="float" office:value="158409" table:formula="of:=12+5*5+2*[.A4]" table:style-name="ce3">
            <text:p>158409</text:p>
          </table:table-cell>
          <table:table-cell office:value-type="float" office:value="158434" table:formula="of:=12+5*10+2*[.A4]" table:style-name="ce3">
            <text:p>158434</text:p>
          </table:table-cell>
          <table:table-cell office:value-type="float" office:value="158459" table:formula="of:=12+5*15+2*[.A4]" table:style-name="ce3">
            <text:p>158459</text:p>
          </table:table-cell>
          <table:table-cell office:value-type="float" office:value="158484" table:formula="of:=12+5*20+2*[.A4]" table:style-name="ce3">
            <text:p>158484</text:p>
          </table:table-cell>
          <table:table-cell table:number-columns-repeated="3" table:style-name="ce1"/>
          <table:table-cell table:number-columns-repeated="18" table:style-name="ce3"/>
          <table:table-cell table:number-columns-repeated="16358"/>
        </table:table-row>
        <table:table-row table:style-name="ro1">
          <table:table-cell office:value-type="float" office:value="174724" table:style-name="ce4">
            <text:p>174724</text:p>
          </table:table-cell>
          <table:table-cell office:value-type="float" office:value="349485" table:formula="of:=12+5*5+2*[.A5]" table:style-name="ce3">
            <text:p>349485</text:p>
          </table:table-cell>
          <table:table-cell office:value-type="float" office:value="349510" table:formula="of:=12+5*10+2*[.A5]" table:style-name="ce3">
            <text:p>349510</text:p>
          </table:table-cell>
          <table:table-cell office:value-type="float" office:value="349535" table:formula="of:=12+5*15+2*[.A5]" table:style-name="ce3">
            <text:p>349535</text:p>
          </table:table-cell>
          <table:table-cell office:value-type="float" office:value="349560" table:formula="of:=12+5*20+2*[.A5]" table:style-name="ce3">
            <text:p>34956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09219" table:style-name="ce4">
            <text:p>209219</text:p>
          </table:table-cell>
          <table:table-cell office:value-type="float" office:value="418475" table:formula="of:=12+5*5+2*[.A6]" table:style-name="ce3">
            <text:p>418475</text:p>
          </table:table-cell>
          <table:table-cell office:value-type="float" office:value="418500" table:formula="of:=12+5*10+2*[.A6]" table:style-name="ce3">
            <text:p>418500</text:p>
          </table:table-cell>
          <table:table-cell office:value-type="float" office:value="418525" table:formula="of:=12+5*15+2*[.A6]" table:style-name="ce3">
            <text:p>418525</text:p>
          </table:table-cell>
          <table:table-cell office:value-type="float" office:value="418550" table:formula="of:=12+5*20+2*[.A6]" table:style-name="ce3">
            <text:p>41855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20129" table:style-name="ce4">
            <text:p>220129</text:p>
          </table:table-cell>
          <table:table-cell office:value-type="float" office:value="440295" table:formula="of:=12+5*5+2*[.A7]" table:style-name="ce3">
            <text:p>440295</text:p>
          </table:table-cell>
          <table:table-cell office:value-type="float" office:value="440320" table:formula="of:=12+5*10+2*[.A7]" table:style-name="ce3">
            <text:p>440320</text:p>
          </table:table-cell>
          <table:table-cell office:value-type="float" office:value="440345" table:formula="of:=12+5*15+2*[.A7]" table:style-name="ce3">
            <text:p>440345</text:p>
          </table:table-cell>
          <table:table-cell office:value-type="float" office:value="440370" table:formula="of:=12+5*20+2*[.A7]" table:style-name="ce3">
            <text:p>44037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26632" table:style-name="ce4">
            <text:p>226632</text:p>
          </table:table-cell>
          <table:table-cell office:value-type="float" office:value="453301" table:formula="of:=12+5*5+2*[.A8]" table:style-name="ce3">
            <text:p>453301</text:p>
          </table:table-cell>
          <table:table-cell office:value-type="float" office:value="453326" table:formula="of:=12+5*10+2*[.A8]" table:style-name="ce3">
            <text:p>453326</text:p>
          </table:table-cell>
          <table:table-cell office:value-type="float" office:value="453351" table:formula="of:=12+5*15+2*[.A8]" table:style-name="ce3">
            <text:p>453351</text:p>
          </table:table-cell>
          <table:table-cell office:value-type="float" office:value="453376" table:formula="of:=12+5*20+2*[.A8]" table:style-name="ce3">
            <text:p>453376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41528" table:style-name="ce4">
            <text:p>241528</text:p>
          </table:table-cell>
          <table:table-cell office:value-type="float" office:value="483093" table:formula="of:=12+5*5+2*[.A9]" table:style-name="ce3">
            <text:p>483093</text:p>
          </table:table-cell>
          <table:table-cell office:value-type="float" office:value="483118" table:formula="of:=12+5*10+2*[.A9]" table:style-name="ce3">
            <text:p>483118</text:p>
          </table:table-cell>
          <table:table-cell office:value-type="float" office:value="483143" table:formula="of:=12+5*15+2*[.A9]" table:style-name="ce3">
            <text:p>483143</text:p>
          </table:table-cell>
          <table:table-cell office:value-type="float" office:value="483168" table:formula="of:=12+5*20+2*[.A9]" table:style-name="ce3">
            <text:p>483168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52109" table:style-name="ce4">
            <text:p>252109</text:p>
          </table:table-cell>
          <table:table-cell office:value-type="float" office:value="504255" table:formula="of:=12+5*5+2*[.A10]" table:style-name="ce3">
            <text:p>504255</text:p>
          </table:table-cell>
          <table:table-cell office:value-type="float" office:value="504280" table:formula="of:=12+5*10+2*[.A10]" table:style-name="ce3">
            <text:p>504280</text:p>
          </table:table-cell>
          <table:table-cell office:value-type="float" office:value="504305" table:formula="of:=12+5*15+2*[.A10]" table:style-name="ce3">
            <text:p>504305</text:p>
          </table:table-cell>
          <table:table-cell office:value-type="float" office:value="504330" table:formula="of:=12+5*20+2*[.A10]" table:style-name="ce3">
            <text:p>50433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84214" table:style-name="ce4">
            <text:p>284214</text:p>
          </table:table-cell>
          <table:table-cell office:value-type="float" office:value="568465" table:formula="of:=12+5*5+2*[.A11]" table:style-name="ce3">
            <text:p>568465</text:p>
          </table:table-cell>
          <table:table-cell office:value-type="float" office:value="568490" table:formula="of:=12+5*10+2*[.A11]" table:style-name="ce3">
            <text:p>568490</text:p>
          </table:table-cell>
          <table:table-cell office:value-type="float" office:value="568515" table:formula="of:=12+5*15+2*[.A11]" table:style-name="ce3">
            <text:p>568515</text:p>
          </table:table-cell>
          <table:table-cell office:value-type="float" office:value="568540" table:formula="of:=12+5*20+2*[.A11]" table:style-name="ce3">
            <text:p>568540</text:p>
          </table:table-cell>
          <table:table-cell table:number-columns-repeated="2" table:style-name="ce3"/>
          <table:table-cell table:style-name="ce3">
            <draw:frame draw:z-index="2" draw:id="id1" draw:style-name="a1" draw:name="Gráfico 9" svg:x="1.26042in" svg:y="0.02083in" svg:width="4.8866in" svg:height="4.476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3" table:style-name="ce3"/>
          <table:table-cell table:style-name="ce3">
            <draw:frame draw:z-index="1" draw:id="id0" draw:style-name="a0" draw:name="Gráfico 8" svg:x="1.20833in" svg:y="0.02083in" svg:width="4.8736in" svg:height="4.572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4" table:style-name="ce3"/>
          <table:table-cell table:number-columns-repeated="16358"/>
        </table:table-row>
        <table:table-row table:style-name="ro1">
          <table:table-cell office:value-type="float" office:value="293643" table:style-name="ce4">
            <text:p>293643</text:p>
          </table:table-cell>
          <table:table-cell office:value-type="float" office:value="587323" table:formula="of:=12+5*5+2*[.A12]" table:style-name="ce3">
            <text:p>587323</text:p>
          </table:table-cell>
          <table:table-cell office:value-type="float" office:value="587348" table:formula="of:=12+5*10+2*[.A12]" table:style-name="ce3">
            <text:p>587348</text:p>
          </table:table-cell>
          <table:table-cell office:value-type="float" office:value="587373" table:formula="of:=12+5*15+2*[.A12]" table:style-name="ce3">
            <text:p>587373</text:p>
          </table:table-cell>
          <table:table-cell office:value-type="float" office:value="587398" table:formula="of:=12+5*20+2*[.A12]" table:style-name="ce3">
            <text:p>587398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96348" table:style-name="ce4">
            <text:p>296348</text:p>
          </table:table-cell>
          <table:table-cell office:value-type="float" office:value="592733" table:formula="of:=12+5*5+2*[.A13]" table:style-name="ce3">
            <text:p>592733</text:p>
          </table:table-cell>
          <table:table-cell office:value-type="float" office:value="592758" table:formula="of:=12+5*10+2*[.A13]" table:style-name="ce3">
            <text:p>592758</text:p>
          </table:table-cell>
          <table:table-cell office:value-type="float" office:value="592783" table:formula="of:=12+5*15+2*[.A13]" table:style-name="ce3">
            <text:p>592783</text:p>
          </table:table-cell>
          <table:table-cell office:value-type="float" office:value="592808" table:formula="of:=12+5*20+2*[.A13]" table:style-name="ce3">
            <text:p>592808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312390" table:style-name="ce4">
            <text:p>312390</text:p>
          </table:table-cell>
          <table:table-cell office:value-type="float" office:value="624817" table:formula="of:=12+5*5+2*[.A14]" table:style-name="ce3">
            <text:p>624817</text:p>
          </table:table-cell>
          <table:table-cell office:value-type="float" office:value="624842" table:formula="of:=12+5*10+2*[.A14]" table:style-name="ce3">
            <text:p>624842</text:p>
          </table:table-cell>
          <table:table-cell office:value-type="float" office:value="624867" table:formula="of:=12+5*15+2*[.A14]" table:style-name="ce3">
            <text:p>624867</text:p>
          </table:table-cell>
          <table:table-cell office:value-type="float" office:value="624892" table:formula="of:=12+5*20+2*[.A14]" table:style-name="ce3">
            <text:p>624892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315414" table:style-name="ce4">
            <text:p>315414</text:p>
          </table:table-cell>
          <table:table-cell office:value-type="float" office:value="630865" table:formula="of:=12+5*5+2*[.A15]" table:style-name="ce3">
            <text:p>630865</text:p>
          </table:table-cell>
          <table:table-cell office:value-type="float" office:value="630890" table:formula="of:=12+5*10+2*[.A15]" table:style-name="ce3">
            <text:p>630890</text:p>
          </table:table-cell>
          <table:table-cell office:value-type="float" office:value="630915" table:formula="of:=12+5*15+2*[.A15]" table:style-name="ce3">
            <text:p>630915</text:p>
          </table:table-cell>
          <table:table-cell office:value-type="float" office:value="630940" table:formula="of:=12+5*20+2*[.A15]" table:style-name="ce3">
            <text:p>63094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328608" table:style-name="ce4">
            <text:p>328608</text:p>
          </table:table-cell>
          <table:table-cell office:value-type="float" office:value="657253" table:formula="of:=12+5*5+2*[.A16]" table:style-name="ce3">
            <text:p>657253</text:p>
          </table:table-cell>
          <table:table-cell office:value-type="float" office:value="657278" table:formula="of:=12+5*10+2*[.A16]" table:style-name="ce3">
            <text:p>657278</text:p>
          </table:table-cell>
          <table:table-cell office:value-type="float" office:value="657303" table:formula="of:=12+5*15+2*[.A16]" table:style-name="ce3">
            <text:p>657303</text:p>
          </table:table-cell>
          <table:table-cell office:value-type="float" office:value="657328" table:formula="of:=12+5*20+2*[.A16]" table:style-name="ce3">
            <text:p>657328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334191" table:style-name="ce4">
            <text:p>334191</text:p>
          </table:table-cell>
          <table:table-cell office:value-type="float" office:value="668419" table:formula="of:=12+5*5+2*[.A17]" table:style-name="ce3">
            <text:p>668419</text:p>
          </table:table-cell>
          <table:table-cell office:value-type="float" office:value="668444" table:formula="of:=12+5*10+2*[.A17]" table:style-name="ce3">
            <text:p>668444</text:p>
          </table:table-cell>
          <table:table-cell office:value-type="float" office:value="668469" table:formula="of:=12+5*15+2*[.A17]" table:style-name="ce3">
            <text:p>668469</text:p>
          </table:table-cell>
          <table:table-cell office:value-type="float" office:value="668494" table:formula="of:=12+5*20+2*[.A17]" table:style-name="ce3">
            <text:p>668494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426400" table:style-name="ce4">
            <text:p>426400</text:p>
          </table:table-cell>
          <table:table-cell office:value-type="float" office:value="852837" table:formula="of:=12+5*5+2*[.A18]" table:style-name="ce3">
            <text:p>852837</text:p>
          </table:table-cell>
          <table:table-cell office:value-type="float" office:value="852862" table:formula="of:=12+5*10+2*[.A18]" table:style-name="ce3">
            <text:p>852862</text:p>
          </table:table-cell>
          <table:table-cell office:value-type="float" office:value="852887" table:formula="of:=12+5*15+2*[.A18]" table:style-name="ce3">
            <text:p>852887</text:p>
          </table:table-cell>
          <table:table-cell office:value-type="float" office:value="852912" table:formula="of:=12+5*20+2*[.A18]" table:style-name="ce3">
            <text:p>852912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426400" table:style-name="ce4">
            <text:p>426400</text:p>
          </table:table-cell>
          <table:table-cell office:value-type="float" office:value="852837" table:formula="of:=12+5*5+2*[.A19]" table:style-name="ce3">
            <text:p>852837</text:p>
          </table:table-cell>
          <table:table-cell office:value-type="float" office:value="852862" table:formula="of:=12+5*10+2*[.A19]" table:style-name="ce3">
            <text:p>852862</text:p>
          </table:table-cell>
          <table:table-cell office:value-type="float" office:value="852887" table:formula="of:=12+5*15+2*[.A19]" table:style-name="ce3">
            <text:p>852887</text:p>
          </table:table-cell>
          <table:table-cell office:value-type="float" office:value="852912" table:formula="of:=12+5*20+2*[.A19]" table:style-name="ce3">
            <text:p>852912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427200" table:style-name="ce4">
            <text:p>427200</text:p>
          </table:table-cell>
          <table:table-cell office:value-type="float" office:value="854437" table:formula="of:=12+5*5+2*[.A20]" table:style-name="ce3">
            <text:p>854437</text:p>
          </table:table-cell>
          <table:table-cell office:value-type="float" office:value="854462" table:formula="of:=12+5*10+2*[.A20]" table:style-name="ce3">
            <text:p>854462</text:p>
          </table:table-cell>
          <table:table-cell office:value-type="float" office:value="854487" table:formula="of:=12+5*15+2*[.A20]" table:style-name="ce3">
            <text:p>854487</text:p>
          </table:table-cell>
          <table:table-cell office:value-type="float" office:value="854512" table:formula="of:=12+5*20+2*[.A20]" table:style-name="ce3">
            <text:p>854512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539100" table:style-name="ce4">
            <text:p>539100</text:p>
          </table:table-cell>
          <table:table-cell office:value-type="float" office:value="1078237" table:formula="of:=12+5*5+2*[.A21]" table:style-name="ce3">
            <text:p>1078237</text:p>
          </table:table-cell>
          <table:table-cell office:value-type="float" office:value="1078262" table:formula="of:=12+5*10+2*[.A21]" table:style-name="ce3">
            <text:p>1078262</text:p>
          </table:table-cell>
          <table:table-cell office:value-type="float" office:value="1078287" table:formula="of:=12+5*15+2*[.A21]" table:style-name="ce3">
            <text:p>1078287</text:p>
          </table:table-cell>
          <table:table-cell office:value-type="float" office:value="1078312" table:formula="of:=12+5*20+2*[.A21]" table:style-name="ce3">
            <text:p>1078312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1080037" table:formula="of:=12+5*5+2*[.A22]" table:style-name="ce3">
            <text:p>1080037</text:p>
          </table:table-cell>
          <table:table-cell office:value-type="float" office:value="1080062" table:formula="of:=12+5*10+2*[.A22]" table:style-name="ce3">
            <text:p>1080062</text:p>
          </table:table-cell>
          <table:table-cell office:value-type="float" office:value="1080087" table:formula="of:=12+5*15+2*[.A22]" table:style-name="ce3">
            <text:p>1080087</text:p>
          </table:table-cell>
          <table:table-cell office:value-type="float" office:value="1080112" table:formula="of:=12+5*20+2*[.A22]" table:style-name="ce3">
            <text:p>1080112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607500" table:style-name="ce4">
            <text:p>607500</text:p>
          </table:table-cell>
          <table:table-cell office:value-type="float" office:value="1215037" table:formula="of:=12+5*5+2*[.A23]" table:style-name="ce3">
            <text:p>1215037</text:p>
          </table:table-cell>
          <table:table-cell office:value-type="float" office:value="1215062" table:formula="of:=12+5*10+2*[.A23]" table:style-name="ce3">
            <text:p>1215062</text:p>
          </table:table-cell>
          <table:table-cell office:value-type="float" office:value="1215087" table:formula="of:=12+5*15+2*[.A23]" table:style-name="ce3">
            <text:p>1215087</text:p>
          </table:table-cell>
          <table:table-cell office:value-type="float" office:value="1215112" table:formula="of:=12+5*20+2*[.A23]" table:style-name="ce3">
            <text:p>1215112</text:p>
          </table:table-cell>
          <table:table-cell office:value-type="string" table:style-name="ce5">
            <text:p>'colocar formula de a(n,k) no bloco de incialização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operações</text:p>
          </table:table-cell>
          <table:table-cell table:number-columns-repeated="4" table:style-name="ce3"/>
          <table:table-cell table:number-columns-repeated="3" table:style-name="ce1"/>
          <table:table-cell table:number-columns-repeated="18" table:style-name="ce3"/>
          <table:table-cell table:number-columns-repeated="16358"/>
        </table:table-row>
        <table:table-row table:style-name="ro1">
          <table:table-cell table:style-name="ce2"/>
          <table:table-cell office:value-type="string" table:number-columns-spanned="4" table:number-rows-spanned="1" table:style-name="ce14">
            <text:p>K</text:p>
          </table:table-cell>
          <table:covered-table-cell table:number-columns-repeated="3"/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79186" table:style-name="ce4">
            <text:p>79186</text:p>
          </table:table-cell>
          <table:table-cell office:value-type="float" office:value="79191" table:formula="of:=5+[.A27]" table:style-name="ce3">
            <text:p>79191</text:p>
          </table:table-cell>
          <table:table-cell office:value-type="float" office:value="79196" table:formula="of:=10+[.A27]" table:style-name="ce3">
            <text:p>79196</text:p>
          </table:table-cell>
          <table:table-cell office:value-type="float" office:value="79201" table:formula="of:=15+[.A27]" table:style-name="ce3">
            <text:p>79201</text:p>
          </table:table-cell>
          <table:table-cell office:value-type="float" office:value="79206" table:formula="of:=20+[.A27]" table:style-name="ce3">
            <text:p>79206</text:p>
          </table:table-cell>
          <table:table-cell table:number-columns-repeated="3" table:style-name="ce1"/>
          <table:table-cell table:number-columns-repeated="18" table:style-name="ce3"/>
          <table:table-cell table:number-columns-repeated="16358"/>
        </table:table-row>
        <table:table-row table:style-name="ro1">
          <table:table-cell office:value-type="float" office:value="174724" table:style-name="ce4">
            <text:p>174724</text:p>
          </table:table-cell>
          <table:table-cell office:value-type="float" office:value="174729" table:formula="of:=5+[.A28]" table:style-name="ce3">
            <text:p>174729</text:p>
          </table:table-cell>
          <table:table-cell office:value-type="float" office:value="174734" table:formula="of:=10+[.A28]" table:style-name="ce3">
            <text:p>174734</text:p>
          </table:table-cell>
          <table:table-cell office:value-type="float" office:value="174739" table:formula="of:=15+[.A28]" table:style-name="ce3">
            <text:p>174739</text:p>
          </table:table-cell>
          <table:table-cell office:value-type="float" office:value="174744" table:formula="of:=20+[.A28]" table:style-name="ce3">
            <text:p>174744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09219" table:style-name="ce4">
            <text:p>209219</text:p>
          </table:table-cell>
          <table:table-cell office:value-type="float" office:value="209224" table:formula="of:=5+[.A29]" table:style-name="ce3">
            <text:p>209224</text:p>
          </table:table-cell>
          <table:table-cell office:value-type="float" office:value="209229" table:formula="of:=10+[.A29]" table:style-name="ce3">
            <text:p>209229</text:p>
          </table:table-cell>
          <table:table-cell office:value-type="float" office:value="209234" table:formula="of:=15+[.A29]" table:style-name="ce3">
            <text:p>209234</text:p>
          </table:table-cell>
          <table:table-cell office:value-type="float" office:value="209239" table:formula="of:=20+[.A29]" table:style-name="ce3">
            <text:p>209239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20129" table:style-name="ce4">
            <text:p>220129</text:p>
          </table:table-cell>
          <table:table-cell office:value-type="float" office:value="220134" table:formula="of:=5+[.A30]" table:style-name="ce3">
            <text:p>220134</text:p>
          </table:table-cell>
          <table:table-cell office:value-type="float" office:value="220139" table:formula="of:=10+[.A30]" table:style-name="ce3">
            <text:p>220139</text:p>
          </table:table-cell>
          <table:table-cell office:value-type="float" office:value="220144" table:formula="of:=15+[.A30]" table:style-name="ce3">
            <text:p>220144</text:p>
          </table:table-cell>
          <table:table-cell office:value-type="float" office:value="220149" table:formula="of:=20+[.A30]" table:style-name="ce3">
            <text:p>220149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26632" table:style-name="ce4">
            <text:p>226632</text:p>
          </table:table-cell>
          <table:table-cell office:value-type="float" office:value="226637" table:formula="of:=5+[.A31]" table:style-name="ce3">
            <text:p>226637</text:p>
          </table:table-cell>
          <table:table-cell office:value-type="float" office:value="226642" table:formula="of:=10+[.A31]" table:style-name="ce3">
            <text:p>226642</text:p>
          </table:table-cell>
          <table:table-cell office:value-type="float" office:value="226647" table:formula="of:=15+[.A31]" table:style-name="ce3">
            <text:p>226647</text:p>
          </table:table-cell>
          <table:table-cell office:value-type="float" office:value="226652" table:formula="of:=20+[.A31]" table:style-name="ce3">
            <text:p>226652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41528" table:style-name="ce4">
            <text:p>241528</text:p>
          </table:table-cell>
          <table:table-cell office:value-type="float" office:value="241533" table:formula="of:=5+[.A32]" table:style-name="ce3">
            <text:p>241533</text:p>
          </table:table-cell>
          <table:table-cell office:value-type="float" office:value="241538" table:formula="of:=10+[.A32]" table:style-name="ce3">
            <text:p>241538</text:p>
          </table:table-cell>
          <table:table-cell office:value-type="float" office:value="241543" table:formula="of:=15+[.A32]" table:style-name="ce3">
            <text:p>241543</text:p>
          </table:table-cell>
          <table:table-cell office:value-type="float" office:value="241548" table:formula="of:=20+[.A32]" table:style-name="ce3">
            <text:p>241548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52109" table:style-name="ce4">
            <text:p>252109</text:p>
          </table:table-cell>
          <table:table-cell office:value-type="float" office:value="252114" table:formula="of:=5+[.A33]" table:style-name="ce3">
            <text:p>252114</text:p>
          </table:table-cell>
          <table:table-cell office:value-type="float" office:value="252119" table:formula="of:=10+[.A33]" table:style-name="ce3">
            <text:p>252119</text:p>
          </table:table-cell>
          <table:table-cell office:value-type="float" office:value="252124" table:formula="of:=15+[.A33]" table:style-name="ce3">
            <text:p>252124</text:p>
          </table:table-cell>
          <table:table-cell office:value-type="float" office:value="252129" table:formula="of:=20+[.A33]" table:style-name="ce3">
            <text:p>252129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84214" table:style-name="ce4">
            <text:p>284214</text:p>
          </table:table-cell>
          <table:table-cell office:value-type="float" office:value="284219" table:formula="of:=5+[.A34]" table:style-name="ce3">
            <text:p>284219</text:p>
          </table:table-cell>
          <table:table-cell office:value-type="float" office:value="284224" table:formula="of:=10+[.A34]" table:style-name="ce3">
            <text:p>284224</text:p>
          </table:table-cell>
          <table:table-cell office:value-type="float" office:value="284229" table:formula="of:=15+[.A34]" table:style-name="ce3">
            <text:p>284229</text:p>
          </table:table-cell>
          <table:table-cell office:value-type="float" office:value="284234" table:formula="of:=20+[.A34]" table:style-name="ce3">
            <text:p>284234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93643" table:style-name="ce4">
            <text:p>293643</text:p>
          </table:table-cell>
          <table:table-cell office:value-type="float" office:value="293648" table:formula="of:=5+[.A35]" table:style-name="ce3">
            <text:p>293648</text:p>
          </table:table-cell>
          <table:table-cell office:value-type="float" office:value="293653" table:formula="of:=10+[.A35]" table:style-name="ce3">
            <text:p>293653</text:p>
          </table:table-cell>
          <table:table-cell office:value-type="float" office:value="293658" table:formula="of:=15+[.A35]" table:style-name="ce3">
            <text:p>293658</text:p>
          </table:table-cell>
          <table:table-cell office:value-type="float" office:value="293663" table:formula="of:=20+[.A35]" table:style-name="ce3">
            <text:p>293663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96348" table:style-name="ce4">
            <text:p>296348</text:p>
          </table:table-cell>
          <table:table-cell office:value-type="float" office:value="296353" table:formula="of:=5+[.A36]" table:style-name="ce3">
            <text:p>296353</text:p>
          </table:table-cell>
          <table:table-cell office:value-type="float" office:value="296358" table:formula="of:=10+[.A36]" table:style-name="ce3">
            <text:p>296358</text:p>
          </table:table-cell>
          <table:table-cell office:value-type="float" office:value="296363" table:formula="of:=15+[.A36]" table:style-name="ce3">
            <text:p>296363</text:p>
          </table:table-cell>
          <table:table-cell office:value-type="float" office:value="296368" table:formula="of:=20+[.A36]" table:style-name="ce3">
            <text:p>296368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312390" table:style-name="ce4">
            <text:p>312390</text:p>
          </table:table-cell>
          <table:table-cell office:value-type="float" office:value="312395" table:formula="of:=5+[.A37]" table:style-name="ce3">
            <text:p>312395</text:p>
          </table:table-cell>
          <table:table-cell office:value-type="float" office:value="312400" table:formula="of:=10+[.A37]" table:style-name="ce3">
            <text:p>312400</text:p>
          </table:table-cell>
          <table:table-cell office:value-type="float" office:value="312405" table:formula="of:=15+[.A37]" table:style-name="ce3">
            <text:p>312405</text:p>
          </table:table-cell>
          <table:table-cell office:value-type="float" office:value="312410" table:formula="of:=20+[.A37]" table:style-name="ce3">
            <text:p>31241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315414" table:style-name="ce4">
            <text:p>315414</text:p>
          </table:table-cell>
          <table:table-cell office:value-type="float" office:value="315419" table:formula="of:=5+[.A38]" table:style-name="ce3">
            <text:p>315419</text:p>
          </table:table-cell>
          <table:table-cell office:value-type="float" office:value="315424" table:formula="of:=10+[.A38]" table:style-name="ce3">
            <text:p>315424</text:p>
          </table:table-cell>
          <table:table-cell office:value-type="float" office:value="315429" table:formula="of:=15+[.A38]" table:style-name="ce3">
            <text:p>315429</text:p>
          </table:table-cell>
          <table:table-cell office:value-type="float" office:value="315434" table:formula="of:=20+[.A38]" table:style-name="ce3">
            <text:p>315434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328608" table:style-name="ce4">
            <text:p>328608</text:p>
          </table:table-cell>
          <table:table-cell office:value-type="float" office:value="328613" table:formula="of:=5+[.A39]" table:style-name="ce3">
            <text:p>328613</text:p>
          </table:table-cell>
          <table:table-cell office:value-type="float" office:value="328618" table:formula="of:=10+[.A39]" table:style-name="ce3">
            <text:p>328618</text:p>
          </table:table-cell>
          <table:table-cell office:value-type="float" office:value="328623" table:formula="of:=15+[.A39]" table:style-name="ce3">
            <text:p>328623</text:p>
          </table:table-cell>
          <table:table-cell office:value-type="float" office:value="328628" table:formula="of:=20+[.A39]" table:style-name="ce3">
            <text:p>328628</text:p>
          </table:table-cell>
          <table:table-cell table:number-columns-repeated="4" table:style-name="ce3"/>
          <table:table-cell table:style-name="ce13"/>
          <table:table-cell table:number-columns-repeated="16" table:style-name="ce3"/>
          <table:table-cell table:number-columns-repeated="16358"/>
        </table:table-row>
        <table:table-row table:style-name="ro1">
          <table:table-cell office:value-type="float" office:value="334191" table:style-name="ce4">
            <text:p>334191</text:p>
          </table:table-cell>
          <table:table-cell office:value-type="float" office:value="334196" table:formula="of:=5+[.A40]" table:style-name="ce3">
            <text:p>334196</text:p>
          </table:table-cell>
          <table:table-cell office:value-type="float" office:value="334201" table:formula="of:=10+[.A40]" table:style-name="ce3">
            <text:p>334201</text:p>
          </table:table-cell>
          <table:table-cell office:value-type="float" office:value="334206" table:formula="of:=15+[.A40]" table:style-name="ce3">
            <text:p>334206</text:p>
          </table:table-cell>
          <table:table-cell office:value-type="float" office:value="334211" table:formula="of:=20+[.A40]" table:style-name="ce3">
            <text:p>334211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426400" table:style-name="ce4">
            <text:p>426400</text:p>
          </table:table-cell>
          <table:table-cell office:value-type="float" office:value="426405" table:formula="of:=5+[.A41]" table:style-name="ce3">
            <text:p>426405</text:p>
          </table:table-cell>
          <table:table-cell office:value-type="float" office:value="426410" table:formula="of:=10+[.A41]" table:style-name="ce3">
            <text:p>426410</text:p>
          </table:table-cell>
          <table:table-cell office:value-type="float" office:value="426415" table:formula="of:=15+[.A41]" table:style-name="ce3">
            <text:p>426415</text:p>
          </table:table-cell>
          <table:table-cell office:value-type="float" office:value="426420" table:formula="of:=20+[.A41]" table:style-name="ce3">
            <text:p>426420</text:p>
          </table:table-cell>
          <table:table-cell table:number-columns-repeated="3" table:style-name="ce1"/>
          <table:table-cell table:number-columns-repeated="18" table:style-name="ce3"/>
          <table:table-cell table:number-columns-repeated="16358"/>
        </table:table-row>
        <table:table-row table:style-name="ro1">
          <table:table-cell office:value-type="float" office:value="426400" table:style-name="ce4">
            <text:p>426400</text:p>
          </table:table-cell>
          <table:table-cell office:value-type="float" office:value="426405" table:formula="of:=5+[.A42]" table:style-name="ce3">
            <text:p>426405</text:p>
          </table:table-cell>
          <table:table-cell office:value-type="float" office:value="426410" table:formula="of:=10+[.A42]" table:style-name="ce3">
            <text:p>426410</text:p>
          </table:table-cell>
          <table:table-cell office:value-type="float" office:value="426415" table:formula="of:=15+[.A42]" table:style-name="ce3">
            <text:p>426415</text:p>
          </table:table-cell>
          <table:table-cell office:value-type="float" office:value="426420" table:formula="of:=20+[.A42]" table:style-name="ce3">
            <text:p>42642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427200" table:style-name="ce4">
            <text:p>427200</text:p>
          </table:table-cell>
          <table:table-cell office:value-type="float" office:value="427205" table:formula="of:=5+[.A43]" table:style-name="ce3">
            <text:p>427205</text:p>
          </table:table-cell>
          <table:table-cell office:value-type="float" office:value="427210" table:formula="of:=10+[.A43]" table:style-name="ce3">
            <text:p>427210</text:p>
          </table:table-cell>
          <table:table-cell office:value-type="float" office:value="427215" table:formula="of:=15+[.A43]" table:style-name="ce3">
            <text:p>427215</text:p>
          </table:table-cell>
          <table:table-cell office:value-type="float" office:value="427220" table:formula="of:=20+[.A43]" table:style-name="ce3">
            <text:p>42722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539100" table:style-name="ce4">
            <text:p>539100</text:p>
          </table:table-cell>
          <table:table-cell office:value-type="float" office:value="539105" table:formula="of:=5+[.A44]" table:style-name="ce3">
            <text:p>539105</text:p>
          </table:table-cell>
          <table:table-cell office:value-type="float" office:value="539110" table:formula="of:=10+[.A44]" table:style-name="ce3">
            <text:p>539110</text:p>
          </table:table-cell>
          <table:table-cell office:value-type="float" office:value="539115" table:formula="of:=15+[.A44]" table:style-name="ce3">
            <text:p>539115</text:p>
          </table:table-cell>
          <table:table-cell office:value-type="float" office:value="539120" table:formula="of:=20+[.A44]" table:style-name="ce3">
            <text:p>53912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540005" table:formula="of:=5+[.A45]" table:style-name="ce3">
            <text:p>540005</text:p>
          </table:table-cell>
          <table:table-cell office:value-type="float" office:value="540010" table:formula="of:=10+[.A45]" table:style-name="ce3">
            <text:p>540010</text:p>
          </table:table-cell>
          <table:table-cell office:value-type="float" office:value="540015" table:formula="of:=15+[.A45]" table:style-name="ce3">
            <text:p>540015</text:p>
          </table:table-cell>
          <table:table-cell office:value-type="float" office:value="540020" table:formula="of:=20+[.A45]" table:style-name="ce3">
            <text:p>54002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607500" table:style-name="ce4">
            <text:p>607500</text:p>
          </table:table-cell>
          <table:table-cell office:value-type="float" office:value="607505" table:formula="of:=5+[.A46]" table:style-name="ce3">
            <text:p>607505</text:p>
          </table:table-cell>
          <table:table-cell office:value-type="float" office:value="607510" table:formula="of:=10+[.A46]" table:style-name="ce3">
            <text:p>607510</text:p>
          </table:table-cell>
          <table:table-cell office:value-type="float" office:value="607515" table:formula="of:=15+[.A46]" table:style-name="ce3">
            <text:p>607515</text:p>
          </table:table-cell>
          <table:table-cell office:value-type="float" office:value="607520" table:formula="of:=20+[.A46]" table:style-name="ce3">
            <text:p>607520</text:p>
          </table:table-cell>
          <table:table-cell office:value-type="string" table:style-name="ce5">
            <text:p>colocar formula de o(n,k) no bloco de incialização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omparações</text:p>
          </table:table-cell>
          <table:table-cell table:number-columns-repeated="25" table:style-name="ce3"/>
          <table:table-cell table:number-columns-repeated="16358"/>
        </table:table-row>
        <table:table-row table:style-name="ro1">
          <table:table-cell table:style-name="ce2"/>
          <table:table-cell office:value-type="string" table:number-columns-spanned="4" table:number-rows-spanned="1" table:style-name="ce14">
            <text:p>K</text:p>
          </table:table-cell>
          <table:covered-table-cell table:number-columns-repeated="3"/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79186" table:style-name="ce4">
            <text:p>79186</text:p>
          </table:table-cell>
          <table:table-cell office:value-type="float" office:value="158380" table:formula="of:=3+5+2*[.A50]" table:style-name="ce3">
            <text:p>158380</text:p>
          </table:table-cell>
          <table:table-cell office:value-type="float" office:value="158385" table:formula="of:=3+10+2*[.A50]" table:style-name="ce3">
            <text:p>158385</text:p>
          </table:table-cell>
          <table:table-cell office:value-type="float" office:value="158390" table:formula="of:=3+15+2*[.A50]" table:style-name="ce3">
            <text:p>158390</text:p>
          </table:table-cell>
          <table:table-cell office:value-type="float" office:value="158395" table:formula="of:=3+20+2*[.A50]" table:style-name="ce3">
            <text:p>158395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174724" table:style-name="ce4">
            <text:p>174724</text:p>
          </table:table-cell>
          <table:table-cell office:value-type="float" office:value="349456" table:formula="of:=3+5+2*[.A51]" table:style-name="ce3">
            <text:p>349456</text:p>
          </table:table-cell>
          <table:table-cell office:value-type="float" office:value="349461" table:formula="of:=3+10+2*[.A51]" table:style-name="ce3">
            <text:p>349461</text:p>
          </table:table-cell>
          <table:table-cell office:value-type="float" office:value="349466" table:formula="of:=3+15+2*[.A51]" table:style-name="ce3">
            <text:p>349466</text:p>
          </table:table-cell>
          <table:table-cell office:value-type="float" office:value="349471" table:formula="of:=3+20+2*[.A51]" table:style-name="ce3">
            <text:p>349471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09219" table:style-name="ce4">
            <text:p>209219</text:p>
          </table:table-cell>
          <table:table-cell office:value-type="float" office:value="418446" table:formula="of:=3+5+2*[.A52]" table:style-name="ce3">
            <text:p>418446</text:p>
          </table:table-cell>
          <table:table-cell office:value-type="float" office:value="418451" table:formula="of:=3+10+2*[.A52]" table:style-name="ce3">
            <text:p>418451</text:p>
          </table:table-cell>
          <table:table-cell office:value-type="float" office:value="418456" table:formula="of:=3+15+2*[.A52]" table:style-name="ce3">
            <text:p>418456</text:p>
          </table:table-cell>
          <table:table-cell office:value-type="float" office:value="418461" table:formula="of:=3+20+2*[.A52]" table:style-name="ce3">
            <text:p>418461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20129" table:style-name="ce4">
            <text:p>220129</text:p>
          </table:table-cell>
          <table:table-cell office:value-type="float" office:value="440266" table:formula="of:=3+5+2*[.A53]" table:style-name="ce3">
            <text:p>440266</text:p>
          </table:table-cell>
          <table:table-cell office:value-type="float" office:value="440271" table:formula="of:=3+10+2*[.A53]" table:style-name="ce3">
            <text:p>440271</text:p>
          </table:table-cell>
          <table:table-cell office:value-type="float" office:value="440276" table:formula="of:=3+15+2*[.A53]" table:style-name="ce3">
            <text:p>440276</text:p>
          </table:table-cell>
          <table:table-cell office:value-type="float" office:value="440281" table:formula="of:=3+20+2*[.A53]" table:style-name="ce3">
            <text:p>440281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26632" table:style-name="ce4">
            <text:p>226632</text:p>
          </table:table-cell>
          <table:table-cell office:value-type="float" office:value="453272" table:formula="of:=3+5+2*[.A54]" table:style-name="ce3">
            <text:p>453272</text:p>
          </table:table-cell>
          <table:table-cell office:value-type="float" office:value="453277" table:formula="of:=3+10+2*[.A54]" table:style-name="ce3">
            <text:p>453277</text:p>
          </table:table-cell>
          <table:table-cell office:value-type="float" office:value="453282" table:formula="of:=3+15+2*[.A54]" table:style-name="ce3">
            <text:p>453282</text:p>
          </table:table-cell>
          <table:table-cell office:value-type="float" office:value="453287" table:formula="of:=3+20+2*[.A54]" table:style-name="ce3">
            <text:p>453287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41528" table:style-name="ce4">
            <text:p>241528</text:p>
          </table:table-cell>
          <table:table-cell office:value-type="float" office:value="483064" table:formula="of:=3+5+2*[.A55]" table:style-name="ce3">
            <text:p>483064</text:p>
          </table:table-cell>
          <table:table-cell office:value-type="float" office:value="483069" table:formula="of:=3+10+2*[.A55]" table:style-name="ce3">
            <text:p>483069</text:p>
          </table:table-cell>
          <table:table-cell office:value-type="float" office:value="483074" table:formula="of:=3+15+2*[.A55]" table:style-name="ce3">
            <text:p>483074</text:p>
          </table:table-cell>
          <table:table-cell office:value-type="float" office:value="483079" table:formula="of:=3+20+2*[.A55]" table:style-name="ce3">
            <text:p>483079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52109" table:style-name="ce4">
            <text:p>252109</text:p>
          </table:table-cell>
          <table:table-cell office:value-type="float" office:value="504226" table:formula="of:=3+5+2*[.A56]" table:style-name="ce3">
            <text:p>504226</text:p>
          </table:table-cell>
          <table:table-cell office:value-type="float" office:value="504231" table:formula="of:=3+10+2*[.A56]" table:style-name="ce3">
            <text:p>504231</text:p>
          </table:table-cell>
          <table:table-cell office:value-type="float" office:value="504236" table:formula="of:=3+15+2*[.A56]" table:style-name="ce3">
            <text:p>504236</text:p>
          </table:table-cell>
          <table:table-cell office:value-type="float" office:value="504241" table:formula="of:=3+20+2*[.A56]" table:style-name="ce3">
            <text:p>504241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84214" table:style-name="ce4">
            <text:p>284214</text:p>
          </table:table-cell>
          <table:table-cell office:value-type="float" office:value="568436" table:formula="of:=3+5+2*[.A57]" table:style-name="ce3">
            <text:p>568436</text:p>
          </table:table-cell>
          <table:table-cell office:value-type="float" office:value="568441" table:formula="of:=3+10+2*[.A57]" table:style-name="ce3">
            <text:p>568441</text:p>
          </table:table-cell>
          <table:table-cell office:value-type="float" office:value="568446" table:formula="of:=3+15+2*[.A57]" table:style-name="ce3">
            <text:p>568446</text:p>
          </table:table-cell>
          <table:table-cell office:value-type="float" office:value="568451" table:formula="of:=3+20+2*[.A57]" table:style-name="ce3">
            <text:p>568451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93643" table:style-name="ce4">
            <text:p>293643</text:p>
          </table:table-cell>
          <table:table-cell office:value-type="float" office:value="587294" table:formula="of:=3+5+2*[.A58]" table:style-name="ce3">
            <text:p>587294</text:p>
          </table:table-cell>
          <table:table-cell office:value-type="float" office:value="587299" table:formula="of:=3+10+2*[.A58]" table:style-name="ce3">
            <text:p>587299</text:p>
          </table:table-cell>
          <table:table-cell office:value-type="float" office:value="587304" table:formula="of:=3+15+2*[.A58]" table:style-name="ce3">
            <text:p>587304</text:p>
          </table:table-cell>
          <table:table-cell office:value-type="float" office:value="587309" table:formula="of:=3+20+2*[.A58]" table:style-name="ce3">
            <text:p>587309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96348" table:style-name="ce4">
            <text:p>296348</text:p>
          </table:table-cell>
          <table:table-cell office:value-type="float" office:value="592704" table:formula="of:=3+5+2*[.A59]" table:style-name="ce3">
            <text:p>592704</text:p>
          </table:table-cell>
          <table:table-cell office:value-type="float" office:value="592709" table:formula="of:=3+10+2*[.A59]" table:style-name="ce3">
            <text:p>592709</text:p>
          </table:table-cell>
          <table:table-cell office:value-type="float" office:value="592714" table:formula="of:=3+15+2*[.A59]" table:style-name="ce3">
            <text:p>592714</text:p>
          </table:table-cell>
          <table:table-cell office:value-type="float" office:value="592719" table:formula="of:=3+20+2*[.A59]" table:style-name="ce3">
            <text:p>592719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312390" table:style-name="ce4">
            <text:p>312390</text:p>
          </table:table-cell>
          <table:table-cell office:value-type="float" office:value="624788" table:formula="of:=3+5+2*[.A60]" table:style-name="ce3">
            <text:p>624788</text:p>
          </table:table-cell>
          <table:table-cell office:value-type="float" office:value="624793" table:formula="of:=3+10+2*[.A60]" table:style-name="ce3">
            <text:p>624793</text:p>
          </table:table-cell>
          <table:table-cell office:value-type="float" office:value="624798" table:formula="of:=3+15+2*[.A60]" table:style-name="ce3">
            <text:p>624798</text:p>
          </table:table-cell>
          <table:table-cell office:value-type="float" office:value="624803" table:formula="of:=3+20+2*[.A60]" table:style-name="ce3">
            <text:p>624803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315414" table:style-name="ce4">
            <text:p>315414</text:p>
          </table:table-cell>
          <table:table-cell office:value-type="float" office:value="630836" table:formula="of:=3+5+2*[.A61]" table:style-name="ce3">
            <text:p>630836</text:p>
          </table:table-cell>
          <table:table-cell office:value-type="float" office:value="630841" table:formula="of:=3+10+2*[.A61]" table:style-name="ce3">
            <text:p>630841</text:p>
          </table:table-cell>
          <table:table-cell office:value-type="float" office:value="630846" table:formula="of:=3+15+2*[.A61]" table:style-name="ce3">
            <text:p>630846</text:p>
          </table:table-cell>
          <table:table-cell office:value-type="float" office:value="630851" table:formula="of:=3+20+2*[.A61]" table:style-name="ce3">
            <text:p>630851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328608" table:style-name="ce4">
            <text:p>328608</text:p>
          </table:table-cell>
          <table:table-cell office:value-type="float" office:value="657224" table:formula="of:=3+5+2*[.A62]" table:style-name="ce3">
            <text:p>657224</text:p>
          </table:table-cell>
          <table:table-cell office:value-type="float" office:value="657229" table:formula="of:=3+10+2*[.A62]" table:style-name="ce3">
            <text:p>657229</text:p>
          </table:table-cell>
          <table:table-cell office:value-type="float" office:value="657234" table:formula="of:=3+15+2*[.A62]" table:style-name="ce3">
            <text:p>657234</text:p>
          </table:table-cell>
          <table:table-cell office:value-type="float" office:value="657239" table:formula="of:=3+20+2*[.A62]" table:style-name="ce3">
            <text:p>657239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334191" table:style-name="ce4">
            <text:p>334191</text:p>
          </table:table-cell>
          <table:table-cell office:value-type="float" office:value="668390" table:formula="of:=3+5+2*[.A63]" table:style-name="ce3">
            <text:p>668390</text:p>
          </table:table-cell>
          <table:table-cell office:value-type="float" office:value="668395" table:formula="of:=3+10+2*[.A63]" table:style-name="ce3">
            <text:p>668395</text:p>
          </table:table-cell>
          <table:table-cell office:value-type="float" office:value="668400" table:formula="of:=3+15+2*[.A63]" table:style-name="ce3">
            <text:p>668400</text:p>
          </table:table-cell>
          <table:table-cell office:value-type="float" office:value="668405" table:formula="of:=3+20+2*[.A63]" table:style-name="ce3">
            <text:p>668405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426400" table:style-name="ce4">
            <text:p>426400</text:p>
          </table:table-cell>
          <table:table-cell office:value-type="float" office:value="852808" table:formula="of:=3+5+2*[.A64]" table:style-name="ce3">
            <text:p>852808</text:p>
          </table:table-cell>
          <table:table-cell office:value-type="float" office:value="852813" table:formula="of:=3+10+2*[.A64]" table:style-name="ce3">
            <text:p>852813</text:p>
          </table:table-cell>
          <table:table-cell office:value-type="float" office:value="852818" table:formula="of:=3+15+2*[.A64]" table:style-name="ce3">
            <text:p>852818</text:p>
          </table:table-cell>
          <table:table-cell office:value-type="float" office:value="852823" table:formula="of:=3+20+2*[.A64]" table:style-name="ce3">
            <text:p>852823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426400" table:style-name="ce4">
            <text:p>426400</text:p>
          </table:table-cell>
          <table:table-cell office:value-type="float" office:value="852808" table:formula="of:=3+5+2*[.A65]" table:style-name="ce3">
            <text:p>852808</text:p>
          </table:table-cell>
          <table:table-cell office:value-type="float" office:value="852813" table:formula="of:=3+10+2*[.A65]" table:style-name="ce3">
            <text:p>852813</text:p>
          </table:table-cell>
          <table:table-cell office:value-type="float" office:value="852818" table:formula="of:=3+15+2*[.A65]" table:style-name="ce3">
            <text:p>852818</text:p>
          </table:table-cell>
          <table:table-cell office:value-type="float" office:value="852823" table:formula="of:=3+20+2*[.A65]" table:style-name="ce3">
            <text:p>852823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427200" table:style-name="ce4">
            <text:p>427200</text:p>
          </table:table-cell>
          <table:table-cell office:value-type="float" office:value="854408" table:formula="of:=3+5+2*[.A66]" table:style-name="ce3">
            <text:p>854408</text:p>
          </table:table-cell>
          <table:table-cell office:value-type="float" office:value="854413" table:formula="of:=3+10+2*[.A66]" table:style-name="ce3">
            <text:p>854413</text:p>
          </table:table-cell>
          <table:table-cell office:value-type="float" office:value="854418" table:formula="of:=3+15+2*[.A66]" table:style-name="ce3">
            <text:p>854418</text:p>
          </table:table-cell>
          <table:table-cell office:value-type="float" office:value="854423" table:formula="of:=3+20+2*[.A66]" table:style-name="ce3">
            <text:p>854423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539100" table:style-name="ce4">
            <text:p>539100</text:p>
          </table:table-cell>
          <table:table-cell office:value-type="float" office:value="1078208" table:formula="of:=3+5+2*[.A67]" table:style-name="ce3">
            <text:p>1078208</text:p>
          </table:table-cell>
          <table:table-cell office:value-type="float" office:value="1078213" table:formula="of:=3+10+2*[.A67]" table:style-name="ce3">
            <text:p>1078213</text:p>
          </table:table-cell>
          <table:table-cell office:value-type="float" office:value="1078218" table:formula="of:=3+15+2*[.A67]" table:style-name="ce3">
            <text:p>1078218</text:p>
          </table:table-cell>
          <table:table-cell office:value-type="float" office:value="1078223" table:formula="of:=3+20+2*[.A67]" table:style-name="ce3">
            <text:p>1078223</text:p>
          </table:table-cell>
          <table:table-cell table:number-columns-repeated="3" table:style-name="ce1"/>
          <table:table-cell table:number-columns-repeated="18" table:style-name="ce3"/>
          <table:table-cell table:number-columns-repeated="16358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1080008" table:formula="of:=3+5+2*[.A68]" table:style-name="ce3">
            <text:p>1080008</text:p>
          </table:table-cell>
          <table:table-cell office:value-type="float" office:value="1080013" table:formula="of:=3+10+2*[.A68]" table:style-name="ce3">
            <text:p>1080013</text:p>
          </table:table-cell>
          <table:table-cell office:value-type="float" office:value="1080018" table:formula="of:=3+15+2*[.A68]" table:style-name="ce3">
            <text:p>1080018</text:p>
          </table:table-cell>
          <table:table-cell office:value-type="float" office:value="1080023" table:formula="of:=3+20+2*[.A68]" table:style-name="ce3">
            <text:p>1080023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607500" table:style-name="ce4">
            <text:p>607500</text:p>
          </table:table-cell>
          <table:table-cell office:value-type="float" office:value="1215008" table:formula="of:=3+5+2*[.A69]" table:style-name="ce3">
            <text:p>1215008</text:p>
          </table:table-cell>
          <table:table-cell office:value-type="float" office:value="1215013" table:formula="of:=3+10+2*[.A69]" table:style-name="ce3">
            <text:p>1215013</text:p>
          </table:table-cell>
          <table:table-cell office:value-type="float" office:value="1215018" table:formula="of:=3+15+2*[.A69]" table:style-name="ce3">
            <text:p>1215018</text:p>
          </table:table-cell>
          <table:table-cell office:value-type="float" office:value="1215023" table:formula="of:=3+20+2*[.A69]" table:style-name="ce3">
            <text:p>1215023</text:p>
          </table:table-cell>
          <table:table-cell office:value-type="string" table:style-name="ce5">
            <text:p>colocar formula de c(n,k) no bloco de incialização</text:p>
          </table:table-cell>
          <table:table-cell table:number-columns-repeated="20" table:style-name="ce3"/>
          <table:table-cell table:number-columns-repeated="16358"/>
        </table:table-row>
        <table:table-row table:number-rows-repeated="2" table:style-name="ro1">
          <table:table-cell table:style-name="ce6"/>
          <table:table-cell table:number-columns-repeated="25" table:style-name="ce3"/>
          <table:table-cell table:number-columns-repeated="16358"/>
        </table:table-row>
        <table:table-row table:style-name="ro1">
          <table:table-cell office:value-type="string" table:style-name="ce2">
            <text:p>Custo (norma L1)</text:p>
          </table:table-cell>
          <table:table-cell table:number-columns-repeated="25" table:style-name="ce3"/>
          <table:table-cell table:number-columns-repeated="16358"/>
        </table:table-row>
        <table:table-row table:style-name="ro1">
          <table:table-cell table:style-name="ce2"/>
          <table:table-cell office:value-type="string" table:number-columns-spanned="4" table:number-rows-spanned="1" table:style-name="ce14">
            <text:p>K</text:p>
          </table:table-cell>
          <table:covered-table-cell table:number-columns-repeated="3"/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79186" table:style-name="ce4">
            <text:p>79186</text:p>
          </table:table-cell>
          <table:table-cell office:value-type="float" office:value="395980" table:formula="of:=[.B4]+[.B27]+[.B50]" table:style-name="ce7">
            <text:p>395980,0</text:p>
          </table:table-cell>
          <table:table-cell office:value-type="float" office:value="396015" table:formula="of:=[.C4]+[.C27]+[.C50]" table:style-name="ce7">
            <text:p>396015,0</text:p>
          </table:table-cell>
          <table:table-cell office:value-type="float" office:value="396050" table:formula="of:=[.D4]+[.D27]+[.D50]" table:style-name="ce7">
            <text:p>396050,0</text:p>
          </table:table-cell>
          <table:table-cell office:value-type="float" office:value="396085" table:formula="of:=[.E4]+[.E27]+[.E50]" table:style-name="ce7">
            <text:p>396085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174724" table:style-name="ce4">
            <text:p>174724</text:p>
          </table:table-cell>
          <table:table-cell office:value-type="float" office:value="873670" table:formula="of:=[.B5]+[.B28]+[.B51]" table:style-name="ce7">
            <text:p>873670,0</text:p>
          </table:table-cell>
          <table:table-cell office:value-type="float" office:value="873705" table:formula="of:=[.C5]+[.C28]+[.C51]" table:style-name="ce7">
            <text:p>873705,0</text:p>
          </table:table-cell>
          <table:table-cell office:value-type="float" office:value="873740" table:formula="of:=[.D5]+[.D28]+[.D51]" table:style-name="ce7">
            <text:p>873740,0</text:p>
          </table:table-cell>
          <table:table-cell office:value-type="float" office:value="873775" table:formula="of:=[.E5]+[.E28]+[.E51]" table:style-name="ce7">
            <text:p>873775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09219" table:style-name="ce4">
            <text:p>209219</text:p>
          </table:table-cell>
          <table:table-cell office:value-type="float" office:value="1046145" table:formula="of:=[.B6]+[.B29]+[.B52]" table:style-name="ce7">
            <text:p>1046145,0</text:p>
          </table:table-cell>
          <table:table-cell office:value-type="float" office:value="1046180" table:formula="of:=[.C6]+[.C29]+[.C52]" table:style-name="ce7">
            <text:p>1046180,0</text:p>
          </table:table-cell>
          <table:table-cell office:value-type="float" office:value="1046215" table:formula="of:=[.D6]+[.D29]+[.D52]" table:style-name="ce7">
            <text:p>1046215,0</text:p>
          </table:table-cell>
          <table:table-cell office:value-type="float" office:value="1046250" table:formula="of:=[.E6]+[.E29]+[.E52]" table:style-name="ce7">
            <text:p>1046250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20129" table:style-name="ce4">
            <text:p>220129</text:p>
          </table:table-cell>
          <table:table-cell office:value-type="float" office:value="1100695" table:formula="of:=[.B7]+[.B30]+[.B53]" table:style-name="ce7">
            <text:p>1100695,0</text:p>
          </table:table-cell>
          <table:table-cell office:value-type="float" office:value="1100730" table:formula="of:=[.C7]+[.C30]+[.C53]" table:style-name="ce7">
            <text:p>1100730,0</text:p>
          </table:table-cell>
          <table:table-cell office:value-type="float" office:value="1100765" table:formula="of:=[.D7]+[.D30]+[.D53]" table:style-name="ce7">
            <text:p>1100765,0</text:p>
          </table:table-cell>
          <table:table-cell office:value-type="float" office:value="1100800" table:formula="of:=[.E7]+[.E30]+[.E53]" table:style-name="ce7">
            <text:p>1100800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26632" table:style-name="ce4">
            <text:p>226632</text:p>
          </table:table-cell>
          <table:table-cell office:value-type="float" office:value="1133210" table:formula="of:=[.B8]+[.B31]+[.B54]" table:style-name="ce7">
            <text:p>1133210,0</text:p>
          </table:table-cell>
          <table:table-cell office:value-type="float" office:value="1133245" table:formula="of:=[.C8]+[.C31]+[.C54]" table:style-name="ce7">
            <text:p>1133245,0</text:p>
          </table:table-cell>
          <table:table-cell office:value-type="float" office:value="1133280" table:formula="of:=[.D8]+[.D31]+[.D54]" table:style-name="ce7">
            <text:p>1133280,0</text:p>
          </table:table-cell>
          <table:table-cell office:value-type="float" office:value="1133315" table:formula="of:=[.E8]+[.E31]+[.E54]" table:style-name="ce7">
            <text:p>1133315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41528" table:style-name="ce4">
            <text:p>241528</text:p>
          </table:table-cell>
          <table:table-cell office:value-type="float" office:value="1207690" table:formula="of:=[.B9]+[.B32]+[.B55]" table:style-name="ce7">
            <text:p>1207690,0</text:p>
          </table:table-cell>
          <table:table-cell office:value-type="float" office:value="1207725" table:formula="of:=[.C9]+[.C32]+[.C55]" table:style-name="ce7">
            <text:p>1207725,0</text:p>
          </table:table-cell>
          <table:table-cell office:value-type="float" office:value="1207760" table:formula="of:=[.D9]+[.D32]+[.D55]" table:style-name="ce7">
            <text:p>1207760,0</text:p>
          </table:table-cell>
          <table:table-cell office:value-type="float" office:value="1207795" table:formula="of:=[.E9]+[.E32]+[.E55]" table:style-name="ce7">
            <text:p>1207795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52109" table:style-name="ce4">
            <text:p>252109</text:p>
          </table:table-cell>
          <table:table-cell office:value-type="float" office:value="1260595" table:formula="of:=[.B10]+[.B33]+[.B56]" table:style-name="ce7">
            <text:p>1260595,0</text:p>
          </table:table-cell>
          <table:table-cell office:value-type="float" office:value="1260630" table:formula="of:=[.C10]+[.C33]+[.C56]" table:style-name="ce7">
            <text:p>1260630,0</text:p>
          </table:table-cell>
          <table:table-cell office:value-type="float" office:value="1260665" table:formula="of:=[.D10]+[.D33]+[.D56]" table:style-name="ce7">
            <text:p>1260665,0</text:p>
          </table:table-cell>
          <table:table-cell office:value-type="float" office:value="1260700" table:formula="of:=[.E10]+[.E33]+[.E56]" table:style-name="ce7">
            <text:p>1260700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84214" table:style-name="ce4">
            <text:p>284214</text:p>
          </table:table-cell>
          <table:table-cell office:value-type="float" office:value="1421120" table:formula="of:=[.B11]+[.B34]+[.B57]" table:style-name="ce7">
            <text:p>1421120,0</text:p>
          </table:table-cell>
          <table:table-cell office:value-type="float" office:value="1421155" table:formula="of:=[.C11]+[.C34]+[.C57]" table:style-name="ce7">
            <text:p>1421155,0</text:p>
          </table:table-cell>
          <table:table-cell office:value-type="float" office:value="1421190" table:formula="of:=[.D11]+[.D34]+[.D57]" table:style-name="ce7">
            <text:p>1421190,0</text:p>
          </table:table-cell>
          <table:table-cell office:value-type="float" office:value="1421225" table:formula="of:=[.E11]+[.E34]+[.E57]" table:style-name="ce7">
            <text:p>1421225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93643" table:style-name="ce4">
            <text:p>293643</text:p>
          </table:table-cell>
          <table:table-cell office:value-type="float" office:value="1468265" table:formula="of:=[.B12]+[.B35]+[.B58]" table:style-name="ce7">
            <text:p>1468265,0</text:p>
          </table:table-cell>
          <table:table-cell office:value-type="float" office:value="1468300" table:formula="of:=[.C12]+[.C35]+[.C58]" table:style-name="ce7">
            <text:p>1468300,0</text:p>
          </table:table-cell>
          <table:table-cell office:value-type="float" office:value="1468335" table:formula="of:=[.D12]+[.D35]+[.D58]" table:style-name="ce7">
            <text:p>1468335,0</text:p>
          </table:table-cell>
          <table:table-cell office:value-type="float" office:value="1468370" table:formula="of:=[.E12]+[.E35]+[.E58]" table:style-name="ce7">
            <text:p>1468370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96348" table:style-name="ce4">
            <text:p>296348</text:p>
          </table:table-cell>
          <table:table-cell office:value-type="float" office:value="1481790" table:formula="of:=[.B13]+[.B36]+[.B59]" table:style-name="ce7">
            <text:p>1481790,0</text:p>
          </table:table-cell>
          <table:table-cell office:value-type="float" office:value="1481825" table:formula="of:=[.C13]+[.C36]+[.C59]" table:style-name="ce7">
            <text:p>1481825,0</text:p>
          </table:table-cell>
          <table:table-cell office:value-type="float" office:value="1481860" table:formula="of:=[.D13]+[.D36]+[.D59]" table:style-name="ce7">
            <text:p>1481860,0</text:p>
          </table:table-cell>
          <table:table-cell office:value-type="float" office:value="1481895" table:formula="of:=[.E13]+[.E36]+[.E59]" table:style-name="ce7">
            <text:p>1481895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312390" table:style-name="ce4">
            <text:p>312390</text:p>
          </table:table-cell>
          <table:table-cell office:value-type="float" office:value="1562000" table:formula="of:=[.B14]+[.B37]+[.B60]" table:style-name="ce7">
            <text:p>1562000,0</text:p>
          </table:table-cell>
          <table:table-cell office:value-type="float" office:value="1562035" table:formula="of:=[.C14]+[.C37]+[.C60]" table:style-name="ce7">
            <text:p>1562035,0</text:p>
          </table:table-cell>
          <table:table-cell office:value-type="float" office:value="1562070" table:formula="of:=[.D14]+[.D37]+[.D60]" table:style-name="ce7">
            <text:p>1562070,0</text:p>
          </table:table-cell>
          <table:table-cell office:value-type="float" office:value="1562105" table:formula="of:=[.E14]+[.E37]+[.E60]" table:style-name="ce7">
            <text:p>1562105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315414" table:style-name="ce4">
            <text:p>315414</text:p>
          </table:table-cell>
          <table:table-cell office:value-type="float" office:value="1577120" table:formula="of:=[.B15]+[.B38]+[.B61]" table:style-name="ce7">
            <text:p>1577120,0</text:p>
          </table:table-cell>
          <table:table-cell office:value-type="float" office:value="1577155" table:formula="of:=[.C15]+[.C38]+[.C61]" table:style-name="ce7">
            <text:p>1577155,0</text:p>
          </table:table-cell>
          <table:table-cell office:value-type="float" office:value="1577190" table:formula="of:=[.D15]+[.D38]+[.D61]" table:style-name="ce7">
            <text:p>1577190,0</text:p>
          </table:table-cell>
          <table:table-cell office:value-type="float" office:value="1577225" table:formula="of:=[.E15]+[.E38]+[.E61]" table:style-name="ce7">
            <text:p>1577225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328608" table:style-name="ce4">
            <text:p>328608</text:p>
          </table:table-cell>
          <table:table-cell office:value-type="float" office:value="1643090" table:formula="of:=[.B16]+[.B39]+[.B62]" table:style-name="ce7">
            <text:p>1643090,0</text:p>
          </table:table-cell>
          <table:table-cell office:value-type="float" office:value="1643125" table:formula="of:=[.C16]+[.C39]+[.C62]" table:style-name="ce7">
            <text:p>1643125,0</text:p>
          </table:table-cell>
          <table:table-cell office:value-type="float" office:value="1643160" table:formula="of:=[.D16]+[.D39]+[.D62]" table:style-name="ce7">
            <text:p>1643160,0</text:p>
          </table:table-cell>
          <table:table-cell office:value-type="float" office:value="1643195" table:formula="of:=[.E16]+[.E39]+[.E62]" table:style-name="ce7">
            <text:p>1643195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334191" table:style-name="ce4">
            <text:p>334191</text:p>
          </table:table-cell>
          <table:table-cell office:value-type="float" office:value="1671005" table:formula="of:=[.B17]+[.B40]+[.B63]" table:style-name="ce7">
            <text:p>1671005,0</text:p>
          </table:table-cell>
          <table:table-cell office:value-type="float" office:value="1671040" table:formula="of:=[.C17]+[.C40]+[.C63]" table:style-name="ce7">
            <text:p>1671040,0</text:p>
          </table:table-cell>
          <table:table-cell office:value-type="float" office:value="1671075" table:formula="of:=[.D17]+[.D40]+[.D63]" table:style-name="ce7">
            <text:p>1671075,0</text:p>
          </table:table-cell>
          <table:table-cell office:value-type="float" office:value="1671110" table:formula="of:=[.E17]+[.E40]+[.E63]" table:style-name="ce7">
            <text:p>1671110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426400" table:style-name="ce4">
            <text:p>426400</text:p>
          </table:table-cell>
          <table:table-cell office:value-type="float" office:value="2132050" table:formula="of:=[.B18]+[.B41]+[.B64]" table:style-name="ce7">
            <text:p>2132050,0</text:p>
          </table:table-cell>
          <table:table-cell office:value-type="float" office:value="2132085" table:formula="of:=[.C18]+[.C41]+[.C64]" table:style-name="ce7">
            <text:p>2132085,0</text:p>
          </table:table-cell>
          <table:table-cell office:value-type="float" office:value="2132120" table:formula="of:=[.D18]+[.D41]+[.D64]" table:style-name="ce7">
            <text:p>2132120,0</text:p>
          </table:table-cell>
          <table:table-cell office:value-type="float" office:value="2132155" table:formula="of:=[.E18]+[.E41]+[.E64]" table:style-name="ce7">
            <text:p>2132155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426400" table:style-name="ce4">
            <text:p>426400</text:p>
          </table:table-cell>
          <table:table-cell office:value-type="float" office:value="2132050" table:formula="of:=[.B19]+[.B42]+[.B65]" table:style-name="ce7">
            <text:p>2132050,0</text:p>
          </table:table-cell>
          <table:table-cell office:value-type="float" office:value="2132085" table:formula="of:=[.C19]+[.C42]+[.C65]" table:style-name="ce7">
            <text:p>2132085,0</text:p>
          </table:table-cell>
          <table:table-cell office:value-type="float" office:value="2132120" table:formula="of:=[.D19]+[.D42]+[.D65]" table:style-name="ce7">
            <text:p>2132120,0</text:p>
          </table:table-cell>
          <table:table-cell office:value-type="float" office:value="2132155" table:formula="of:=[.E19]+[.E42]+[.E65]" table:style-name="ce7">
            <text:p>2132155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427200" table:style-name="ce4">
            <text:p>427200</text:p>
          </table:table-cell>
          <table:table-cell office:value-type="float" office:value="2136050" table:formula="of:=[.B20]+[.B43]+[.B66]" table:style-name="ce7">
            <text:p>2136050,0</text:p>
          </table:table-cell>
          <table:table-cell office:value-type="float" office:value="2136085" table:formula="of:=[.C20]+[.C43]+[.C66]" table:style-name="ce7">
            <text:p>2136085,0</text:p>
          </table:table-cell>
          <table:table-cell office:value-type="float" office:value="2136120" table:formula="of:=[.D20]+[.D43]+[.D66]" table:style-name="ce7">
            <text:p>2136120,0</text:p>
          </table:table-cell>
          <table:table-cell office:value-type="float" office:value="2136155" table:formula="of:=[.E20]+[.E43]+[.E66]" table:style-name="ce7">
            <text:p>2136155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539100" table:style-name="ce4">
            <text:p>539100</text:p>
          </table:table-cell>
          <table:table-cell office:value-type="float" office:value="2695550" table:formula="of:=[.B21]+[.B44]+[.B67]" table:style-name="ce7">
            <text:p>2695550,0</text:p>
          </table:table-cell>
          <table:table-cell office:value-type="float" office:value="2695585" table:formula="of:=[.C21]+[.C44]+[.C67]" table:style-name="ce7">
            <text:p>2695585,0</text:p>
          </table:table-cell>
          <table:table-cell office:value-type="float" office:value="2695620" table:formula="of:=[.D21]+[.D44]+[.D67]" table:style-name="ce7">
            <text:p>2695620,0</text:p>
          </table:table-cell>
          <table:table-cell office:value-type="float" office:value="2695655" table:formula="of:=[.E21]+[.E44]+[.E67]" table:style-name="ce7">
            <text:p>2695655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2700050" table:formula="of:=[.B22]+[.B45]+[.B68]" table:style-name="ce7">
            <text:p>2700050,0</text:p>
          </table:table-cell>
          <table:table-cell office:value-type="float" office:value="2700085" table:formula="of:=[.C22]+[.C45]+[.C68]" table:style-name="ce7">
            <text:p>2700085,0</text:p>
          </table:table-cell>
          <table:table-cell office:value-type="float" office:value="2700120" table:formula="of:=[.D22]+[.D45]+[.D68]" table:style-name="ce7">
            <text:p>2700120,0</text:p>
          </table:table-cell>
          <table:table-cell office:value-type="float" office:value="2700155" table:formula="of:=[.E22]+[.E45]+[.E68]" table:style-name="ce7">
            <text:p>2700155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607500" table:style-name="ce4">
            <text:p>607500</text:p>
          </table:table-cell>
          <table:table-cell office:value-type="float" office:value="3037550" table:formula="of:=[.B23]+[.B46]+[.B69]" table:style-name="ce7">
            <text:p>3037550,0</text:p>
          </table:table-cell>
          <table:table-cell office:value-type="float" office:value="3037585" table:formula="of:=[.C23]+[.C46]+[.C69]" table:style-name="ce7">
            <text:p>3037585,0</text:p>
          </table:table-cell>
          <table:table-cell office:value-type="float" office:value="3037620" table:formula="of:=[.D23]+[.D46]+[.D69]" table:style-name="ce7">
            <text:p>3037620,0</text:p>
          </table:table-cell>
          <table:table-cell office:value-type="float" office:value="3037655" table:formula="of:=[.E23]+[.E46]+[.E69]" table:style-name="ce7">
            <text:p>3037655,0</text:p>
          </table:table-cell>
          <table:table-cell table:number-columns-repeated="21" table:style-name="ce3"/>
          <table:table-cell table:number-columns-repeated="16358"/>
        </table:table-row>
        <table:table-row table:number-rows-repeated="906" table:style-name="ro1">
          <table:table-cell table:style-name="ce6"/>
          <table:table-cell table:number-columns-repeated="25" table:style-name="ce3"/>
          <table:table-cell table:number-columns-repeated="16358"/>
        </table:table-row>
        <table:table-row table:number-rows-repeated="1047576" table:style-name="ro2">
          <table:table-cell table:number-columns-repeated="16384"/>
        </table:table-row>
      </table:table>
      <table:table table:name="iterativo" table:style-name="ta1"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0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2">
            <text:p>atribuições</text:p>
          </table:table-cell>
          <table:table-cell table:number-columns-repeated="25" table:style-name="ce3"/>
          <table:table-cell table:number-columns-repeated="16358"/>
        </table:table-row>
        <table:table-row table:style-name="ro1">
          <table:table-cell table:style-name="ce2"/>
          <table:table-cell office:value-type="string" table:number-columns-spanned="4" table:number-rows-spanned="1" table:style-name="ce14">
            <text:p>K</text:p>
          </table:table-cell>
          <table:covered-table-cell table:number-columns-repeated="3"/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79186" table:style-name="ce4">
            <text:p>79186</text:p>
          </table:table-cell>
          <table:table-cell office:value-type="float" office:value="9898320" table:formula="of:=4+6+12*5+25*[.A4]*5" table:style-name="ce3">
            <text:p>9898320</text:p>
          </table:table-cell>
          <table:table-cell office:value-type="float" office:value="19796630" table:formula="of:=4+6+12*10+25*[.A4]*10" table:style-name="ce3">
            <text:p>19796630</text:p>
          </table:table-cell>
          <table:table-cell office:value-type="float" office:value="29694940" table:formula="of:=4+6+12*15+25*[.A4]*15" table:style-name="ce3">
            <text:p>29694940</text:p>
          </table:table-cell>
          <table:table-cell office:value-type="float" office:value="39593250" table:formula="of:=4+6+12*20+25*[.A4]*20" table:style-name="ce3">
            <text:p>39593250</text:p>
          </table:table-cell>
          <table:table-cell office:value-type="string" table:style-name="ce5">
            <text:p>'colocar formula de a(n,k) no bloco iterativo</text:p>
          </table:table-cell>
          <table:table-cell table:style-name="ce3">
            <draw:frame draw:z-index="1" draw:id="id2" draw:style-name="a2" draw:name="Gráfico 1" svg:x="0.11458in" svg:y="0.04167in" svg:width="4.8866in" svg:height="4.4768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9" table:style-name="ce3"/>
          <table:table-cell table:number-columns-repeated="16358"/>
        </table:table-row>
        <table:table-row table:style-name="ro1">
          <table:table-cell office:value-type="float" office:value="174724" table:style-name="ce4">
            <text:p>174724</text:p>
          </table:table-cell>
          <table:table-cell office:value-type="float" office:value="21840570" table:formula="of:=4+6+12*5+25*[.A5]*5" table:style-name="ce3">
            <text:p>21840570</text:p>
          </table:table-cell>
          <table:table-cell office:value-type="float" office:value="43681130" table:formula="of:=4+6+12*10+25*[.A5]*10" table:style-name="ce3">
            <text:p>43681130</text:p>
          </table:table-cell>
          <table:table-cell office:value-type="float" office:value="65521690" table:formula="of:=4+6+12*15+25*[.A5]*15" table:style-name="ce3">
            <text:p>65521690</text:p>
          </table:table-cell>
          <table:table-cell office:value-type="float" office:value="87362250" table:formula="of:=4+6+12*20+25*[.A5]*20" table:style-name="ce3">
            <text:p>8736225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09219" table:style-name="ce4">
            <text:p>209219</text:p>
          </table:table-cell>
          <table:table-cell office:value-type="float" office:value="26152445" table:formula="of:=4+6+12*5+25*[.A6]*5" table:style-name="ce3">
            <text:p>26152445</text:p>
          </table:table-cell>
          <table:table-cell office:value-type="float" office:value="52304880" table:formula="of:=4+6+12*10+25*[.A6]*10" table:style-name="ce3">
            <text:p>52304880</text:p>
          </table:table-cell>
          <table:table-cell office:value-type="float" office:value="78457315" table:formula="of:=4+6+12*15+25*[.A6]*15" table:style-name="ce3">
            <text:p>78457315</text:p>
          </table:table-cell>
          <table:table-cell office:value-type="float" office:value="104609750" table:formula="of:=4+6+12*20+25*[.A6]*20" table:style-name="ce3">
            <text:p>10460975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20129" table:style-name="ce4">
            <text:p>220129</text:p>
          </table:table-cell>
          <table:table-cell office:value-type="float" office:value="27516195" table:formula="of:=4+6+12*5+25*[.A7]*5" table:style-name="ce3">
            <text:p>27516195</text:p>
          </table:table-cell>
          <table:table-cell office:value-type="float" office:value="55032380" table:formula="of:=4+6+12*10+25*[.A7]*10" table:style-name="ce3">
            <text:p>55032380</text:p>
          </table:table-cell>
          <table:table-cell office:value-type="float" office:value="82548565" table:formula="of:=4+6+12*15+25*[.A7]*15" table:style-name="ce3">
            <text:p>82548565</text:p>
          </table:table-cell>
          <table:table-cell office:value-type="float" office:value="110064750" table:formula="of:=4+6+12*20+25*[.A7]*20" table:style-name="ce3">
            <text:p>11006475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26632" table:style-name="ce4">
            <text:p>226632</text:p>
          </table:table-cell>
          <table:table-cell office:value-type="float" office:value="28329070" table:formula="of:=4+6+12*5+25*[.A8]*5" table:style-name="ce3">
            <text:p>28329070</text:p>
          </table:table-cell>
          <table:table-cell office:value-type="float" office:value="56658130" table:formula="of:=4+6+12*10+25*[.A8]*10" table:style-name="ce3">
            <text:p>56658130</text:p>
          </table:table-cell>
          <table:table-cell office:value-type="float" office:value="84987190" table:formula="of:=4+6+12*15+25*[.A8]*15" table:style-name="ce3">
            <text:p>84987190</text:p>
          </table:table-cell>
          <table:table-cell office:value-type="float" office:value="113316250" table:formula="of:=4+6+12*20+25*[.A8]*20" table:style-name="ce3">
            <text:p>11331625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41528" table:style-name="ce4">
            <text:p>241528</text:p>
          </table:table-cell>
          <table:table-cell office:value-type="float" office:value="30191070" table:formula="of:=4+6+12*5+25*[.A9]*5" table:style-name="ce3">
            <text:p>30191070</text:p>
          </table:table-cell>
          <table:table-cell office:value-type="float" office:value="60382130" table:formula="of:=4+6+12*10+25*[.A9]*10" table:style-name="ce3">
            <text:p>60382130</text:p>
          </table:table-cell>
          <table:table-cell office:value-type="float" office:value="90573190" table:formula="of:=4+6+12*15+25*[.A9]*15" table:style-name="ce3">
            <text:p>90573190</text:p>
          </table:table-cell>
          <table:table-cell office:value-type="float" office:value="120764250" table:formula="of:=4+6+12*20+25*[.A9]*20" table:style-name="ce3">
            <text:p>12076425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52109" table:style-name="ce4">
            <text:p>252109</text:p>
          </table:table-cell>
          <table:table-cell office:value-type="float" office:value="31513695" table:formula="of:=4+6+12*5+25*[.A10]*5" table:style-name="ce3">
            <text:p>31513695</text:p>
          </table:table-cell>
          <table:table-cell office:value-type="float" office:value="63027380" table:formula="of:=4+6+12*10+25*[.A10]*10" table:style-name="ce3">
            <text:p>63027380</text:p>
          </table:table-cell>
          <table:table-cell office:value-type="float" office:value="94541065" table:formula="of:=4+6+12*15+25*[.A10]*15" table:style-name="ce3">
            <text:p>94541065</text:p>
          </table:table-cell>
          <table:table-cell office:value-type="float" office:value="126054750" table:formula="of:=4+6+12*20+25*[.A10]*20" table:style-name="ce3">
            <text:p>12605475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84214" table:style-name="ce4">
            <text:p>284214</text:p>
          </table:table-cell>
          <table:table-cell office:value-type="float" office:value="35526820" table:formula="of:=4+6+12*5+25*[.A11]*5" table:style-name="ce3">
            <text:p>35526820</text:p>
          </table:table-cell>
          <table:table-cell office:value-type="float" office:value="71053630" table:formula="of:=4+6+12*10+25*[.A11]*10" table:style-name="ce3">
            <text:p>71053630</text:p>
          </table:table-cell>
          <table:table-cell office:value-type="float" office:value="106580440" table:formula="of:=4+6+12*15+25*[.A11]*15" table:style-name="ce3">
            <text:p>106580440</text:p>
          </table:table-cell>
          <table:table-cell office:value-type="float" office:value="142107250" table:formula="of:=4+6+12*20+25*[.A11]*20" table:style-name="ce3">
            <text:p>14210725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93643" table:style-name="ce4">
            <text:p>293643</text:p>
          </table:table-cell>
          <table:table-cell office:value-type="float" office:value="36705445" table:formula="of:=4+6+12*5+25*[.A12]*5" table:style-name="ce3">
            <text:p>36705445</text:p>
          </table:table-cell>
          <table:table-cell office:value-type="float" office:value="73410880" table:formula="of:=4+6+12*10+25*[.A12]*10" table:style-name="ce3">
            <text:p>73410880</text:p>
          </table:table-cell>
          <table:table-cell office:value-type="float" office:value="110116315" table:formula="of:=4+6+12*15+25*[.A12]*15" table:style-name="ce3">
            <text:p>110116315</text:p>
          </table:table-cell>
          <table:table-cell office:value-type="float" office:value="146821750" table:formula="of:=4+6+12*20+25*[.A12]*20" table:style-name="ce3">
            <text:p>14682175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96348" table:style-name="ce4">
            <text:p>296348</text:p>
          </table:table-cell>
          <table:table-cell office:value-type="float" office:value="37043570" table:formula="of:=4+6+12*5+25*[.A13]*5" table:style-name="ce3">
            <text:p>37043570</text:p>
          </table:table-cell>
          <table:table-cell office:value-type="float" office:value="74087130" table:formula="of:=4+6+12*10+25*[.A13]*10" table:style-name="ce3">
            <text:p>74087130</text:p>
          </table:table-cell>
          <table:table-cell office:value-type="float" office:value="111130690" table:formula="of:=4+6+12*15+25*[.A13]*15" table:style-name="ce3">
            <text:p>111130690</text:p>
          </table:table-cell>
          <table:table-cell office:value-type="float" office:value="148174250" table:formula="of:=4+6+12*20+25*[.A13]*20" table:style-name="ce3">
            <text:p>14817425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312390" table:style-name="ce4">
            <text:p>312390</text:p>
          </table:table-cell>
          <table:table-cell office:value-type="float" office:value="39048820" table:formula="of:=4+6+12*5+25*[.A14]*5" table:style-name="ce3">
            <text:p>39048820</text:p>
          </table:table-cell>
          <table:table-cell office:value-type="float" office:value="78097630" table:formula="of:=4+6+12*10+25*[.A14]*10" table:style-name="ce3">
            <text:p>78097630</text:p>
          </table:table-cell>
          <table:table-cell office:value-type="float" office:value="117146440" table:formula="of:=4+6+12*15+25*[.A14]*15" table:style-name="ce3">
            <text:p>117146440</text:p>
          </table:table-cell>
          <table:table-cell office:value-type="float" office:value="156195250" table:formula="of:=4+6+12*20+25*[.A14]*20" table:style-name="ce3">
            <text:p>15619525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315414" table:style-name="ce4">
            <text:p>315414</text:p>
          </table:table-cell>
          <table:table-cell office:value-type="float" office:value="39426820" table:formula="of:=4+6+12*5+25*[.A15]*5" table:style-name="ce3">
            <text:p>39426820</text:p>
          </table:table-cell>
          <table:table-cell office:value-type="float" office:value="78853630" table:formula="of:=4+6+12*10+25*[.A15]*10" table:style-name="ce3">
            <text:p>78853630</text:p>
          </table:table-cell>
          <table:table-cell office:value-type="float" office:value="118280440" table:formula="of:=4+6+12*15+25*[.A15]*15" table:style-name="ce3">
            <text:p>118280440</text:p>
          </table:table-cell>
          <table:table-cell office:value-type="float" office:value="157707250" table:formula="of:=4+6+12*20+25*[.A15]*20" table:style-name="ce3">
            <text:p>15770725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328608" table:style-name="ce4">
            <text:p>328608</text:p>
          </table:table-cell>
          <table:table-cell office:value-type="float" office:value="41076070" table:formula="of:=4+6+12*5+25*[.A16]*5" table:style-name="ce3">
            <text:p>41076070</text:p>
          </table:table-cell>
          <table:table-cell office:value-type="float" office:value="82152130" table:formula="of:=4+6+12*10+25*[.A16]*10" table:style-name="ce3">
            <text:p>82152130</text:p>
          </table:table-cell>
          <table:table-cell office:value-type="float" office:value="123228190" table:formula="of:=4+6+12*15+25*[.A16]*15" table:style-name="ce3">
            <text:p>123228190</text:p>
          </table:table-cell>
          <table:table-cell office:value-type="float" office:value="164304250" table:formula="of:=4+6+12*20+25*[.A16]*20" table:style-name="ce3">
            <text:p>16430425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334191" table:style-name="ce4">
            <text:p>334191</text:p>
          </table:table-cell>
          <table:table-cell office:value-type="float" office:value="41773945" table:formula="of:=4+6+12*5+25*[.A17]*5" table:style-name="ce3">
            <text:p>41773945</text:p>
          </table:table-cell>
          <table:table-cell office:value-type="float" office:value="83547880" table:formula="of:=4+6+12*10+25*[.A17]*10" table:style-name="ce3">
            <text:p>83547880</text:p>
          </table:table-cell>
          <table:table-cell office:value-type="float" office:value="125321815" table:formula="of:=4+6+12*15+25*[.A17]*15" table:style-name="ce3">
            <text:p>125321815</text:p>
          </table:table-cell>
          <table:table-cell office:value-type="float" office:value="167095750" table:formula="of:=4+6+12*20+25*[.A17]*20" table:style-name="ce3">
            <text:p>16709575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426400" table:style-name="ce4">
            <text:p>426400</text:p>
          </table:table-cell>
          <table:table-cell office:value-type="float" office:value="53300070" table:formula="of:=4+6+12*5+25*[.A18]*5" table:style-name="ce3">
            <text:p>53300070</text:p>
          </table:table-cell>
          <table:table-cell office:value-type="float" office:value="106600130" table:formula="of:=4+6+12*10+25*[.A18]*10" table:style-name="ce3">
            <text:p>106600130</text:p>
          </table:table-cell>
          <table:table-cell office:value-type="float" office:value="159900190" table:formula="of:=4+6+12*15+25*[.A18]*15" table:style-name="ce3">
            <text:p>159900190</text:p>
          </table:table-cell>
          <table:table-cell office:value-type="float" office:value="213200250" table:formula="of:=4+6+12*20+25*[.A18]*20" table:style-name="ce3">
            <text:p>21320025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426400" table:style-name="ce4">
            <text:p>426400</text:p>
          </table:table-cell>
          <table:table-cell office:value-type="float" office:value="53300070" table:formula="of:=4+6+12*5+25*[.A19]*5" table:style-name="ce3">
            <text:p>53300070</text:p>
          </table:table-cell>
          <table:table-cell office:value-type="float" office:value="106600130" table:formula="of:=4+6+12*10+25*[.A19]*10" table:style-name="ce3">
            <text:p>106600130</text:p>
          </table:table-cell>
          <table:table-cell office:value-type="float" office:value="159900190" table:formula="of:=4+6+12*15+25*[.A19]*15" table:style-name="ce3">
            <text:p>159900190</text:p>
          </table:table-cell>
          <table:table-cell office:value-type="float" office:value="213200250" table:formula="of:=4+6+12*20+25*[.A19]*20" table:style-name="ce3">
            <text:p>21320025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427200" table:style-name="ce4">
            <text:p>427200</text:p>
          </table:table-cell>
          <table:table-cell office:value-type="float" office:value="53400070" table:formula="of:=4+6+12*5+25*[.A20]*5" table:style-name="ce3">
            <text:p>53400070</text:p>
          </table:table-cell>
          <table:table-cell office:value-type="float" office:value="106800130" table:formula="of:=4+6+12*10+25*[.A20]*10" table:style-name="ce3">
            <text:p>106800130</text:p>
          </table:table-cell>
          <table:table-cell office:value-type="float" office:value="160200190" table:formula="of:=4+6+12*15+25*[.A20]*15" table:style-name="ce3">
            <text:p>160200190</text:p>
          </table:table-cell>
          <table:table-cell office:value-type="float" office:value="213600250" table:formula="of:=4+6+12*20+25*[.A20]*20" table:style-name="ce3">
            <text:p>21360025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539100" table:style-name="ce4">
            <text:p>539100</text:p>
          </table:table-cell>
          <table:table-cell office:value-type="float" office:value="67387570" table:formula="of:=4+6+12*5+25*[.A21]*5" table:style-name="ce3">
            <text:p>67387570</text:p>
          </table:table-cell>
          <table:table-cell office:value-type="float" office:value="134775130" table:formula="of:=4+6+12*10+25*[.A21]*10" table:style-name="ce3">
            <text:p>134775130</text:p>
          </table:table-cell>
          <table:table-cell office:value-type="float" office:value="202162690" table:formula="of:=4+6+12*15+25*[.A21]*15" table:style-name="ce3">
            <text:p>202162690</text:p>
          </table:table-cell>
          <table:table-cell office:value-type="float" office:value="269550250" table:formula="of:=4+6+12*20+25*[.A21]*20" table:style-name="ce3">
            <text:p>26955025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67500070" table:formula="of:=4+6+12*5+25*[.A22]*5" table:style-name="ce3">
            <text:p>67500070</text:p>
          </table:table-cell>
          <table:table-cell office:value-type="float" office:value="135000130" table:formula="of:=4+6+12*10+25*[.A22]*10" table:style-name="ce3">
            <text:p>135000130</text:p>
          </table:table-cell>
          <table:table-cell office:value-type="float" office:value="202500190" table:formula="of:=4+6+12*15+25*[.A22]*15" table:style-name="ce3">
            <text:p>202500190</text:p>
          </table:table-cell>
          <table:table-cell office:value-type="float" office:value="270000250" table:formula="of:=4+6+12*20+25*[.A22]*20" table:style-name="ce3">
            <text:p>27000025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607500" table:style-name="ce4">
            <text:p>607500</text:p>
          </table:table-cell>
          <table:table-cell office:value-type="float" office:value="75937570" table:formula="of:=4+6+12*5+25*[.A23]*5" table:style-name="ce3">
            <text:p>75937570</text:p>
          </table:table-cell>
          <table:table-cell office:value-type="float" office:value="151875130" table:formula="of:=4+6+12*10+25*[.A23]*10" table:style-name="ce3">
            <text:p>151875130</text:p>
          </table:table-cell>
          <table:table-cell office:value-type="float" office:value="227812690" table:formula="of:=4+6+12*15+25*[.A23]*15" table:style-name="ce3">
            <text:p>227812690</text:p>
          </table:table-cell>
          <table:table-cell office:value-type="float" office:value="303750250" table:formula="of:=4+6+12*20+25*[.A23]*20" table:style-name="ce3">
            <text:p>30375025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string" table:style-name="ce2">
            <text:p>operações</text:p>
          </table:table-cell>
          <table:table-cell table:number-columns-repeated="25" table:style-name="ce3"/>
          <table:table-cell table:number-columns-repeated="16358"/>
        </table:table-row>
        <table:table-row table:style-name="ro1">
          <table:table-cell table:style-name="ce2"/>
          <table:table-cell office:value-type="string" table:number-columns-spanned="4" table:number-rows-spanned="1" table:style-name="ce14">
            <text:p>K</text:p>
          </table:table-cell>
          <table:covered-table-cell table:number-columns-repeated="3"/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79186" table:style-name="ce4">
            <text:p>79186</text:p>
          </table:table-cell>
          <table:table-cell office:value-type="float" office:value="6018158" table:formula="of:=2+[.A27]+4*5+15*[.A27]*5" table:style-name="ce3">
            <text:p>6018158</text:p>
          </table:table-cell>
          <table:table-cell office:value-type="float" office:value="11957128" table:formula="of:=2+[.A27]+4*10+15*[.A27]*10" table:style-name="ce3">
            <text:p>11957128</text:p>
          </table:table-cell>
          <table:table-cell office:value-type="float" office:value="11957108" table:formula="of:=2+[.A27]+4*5+15*[.A27]*10" table:style-name="ce3">
            <text:p>11957108</text:p>
          </table:table-cell>
          <table:table-cell office:value-type="float" office:value="31753608" table:formula="of:=2+[.A27]+4*5+20*[.A27]*20" table:style-name="ce8">
            <text:p>31753608,0</text:p>
          </table:table-cell>
          <table:table-cell office:value-type="string" table:style-name="ce5">
            <text:p>colocar formula de o(n,k) no bloco iterativo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float" office:value="174724" table:style-name="ce4">
            <text:p>174724</text:p>
          </table:table-cell>
          <table:table-cell office:value-type="float" office:value="13279046" table:formula="of:=2+[.A28]+4*5+15*[.A28]*5" table:style-name="ce3">
            <text:p>13279046</text:p>
          </table:table-cell>
          <table:table-cell office:value-type="float" office:value="26383366" table:formula="of:=2+[.A28]+4*10+15*[.A28]*10" table:style-name="ce3">
            <text:p>26383366</text:p>
          </table:table-cell>
          <table:table-cell office:value-type="float" office:value="26383346" table:formula="of:=2+[.A28]+4*5+15*[.A28]*10" table:style-name="ce3">
            <text:p>26383346</text:p>
          </table:table-cell>
          <table:table-cell office:value-type="float" office:value="70064346" table:formula="of:=2+[.A28]+4*5+20*[.A28]*20" table:style-name="ce8">
            <text:p>70064346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09219" table:style-name="ce4">
            <text:p>209219</text:p>
          </table:table-cell>
          <table:table-cell office:value-type="float" office:value="15900666" table:formula="of:=2+[.A29]+4*5+15*[.A29]*5" table:style-name="ce3">
            <text:p>15900666</text:p>
          </table:table-cell>
          <table:table-cell office:value-type="float" office:value="31592111" table:formula="of:=2+[.A29]+4*10+15*[.A29]*10" table:style-name="ce3">
            <text:p>31592111</text:p>
          </table:table-cell>
          <table:table-cell office:value-type="float" office:value="31592091" table:formula="of:=2+[.A29]+4*5+15*[.A29]*10" table:style-name="ce3">
            <text:p>31592091</text:p>
          </table:table-cell>
          <table:table-cell office:value-type="float" office:value="83896841" table:formula="of:=2+[.A29]+4*5+20*[.A29]*20" table:style-name="ce8">
            <text:p>83896841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20129" table:style-name="ce4">
            <text:p>220129</text:p>
          </table:table-cell>
          <table:table-cell office:value-type="float" office:value="16729826" table:formula="of:=2+[.A30]+4*5+15*[.A30]*5" table:style-name="ce3">
            <text:p>16729826</text:p>
          </table:table-cell>
          <table:table-cell office:value-type="float" office:value="33239521" table:formula="of:=2+[.A30]+4*10+15*[.A30]*10" table:style-name="ce3">
            <text:p>33239521</text:p>
          </table:table-cell>
          <table:table-cell office:value-type="float" office:value="33239501" table:formula="of:=2+[.A30]+4*5+15*[.A30]*10" table:style-name="ce3">
            <text:p>33239501</text:p>
          </table:table-cell>
          <table:table-cell office:value-type="float" office:value="88271751" table:formula="of:=2+[.A30]+4*5+20*[.A30]*20" table:style-name="ce8">
            <text:p>88271751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26632" table:style-name="ce4">
            <text:p>226632</text:p>
          </table:table-cell>
          <table:table-cell office:value-type="float" office:value="17224054" table:formula="of:=2+[.A31]+4*5+15*[.A31]*5" table:style-name="ce3">
            <text:p>17224054</text:p>
          </table:table-cell>
          <table:table-cell office:value-type="float" office:value="34221474" table:formula="of:=2+[.A31]+4*10+15*[.A31]*10" table:style-name="ce3">
            <text:p>34221474</text:p>
          </table:table-cell>
          <table:table-cell office:value-type="float" office:value="34221454" table:formula="of:=2+[.A31]+4*5+15*[.A31]*10" table:style-name="ce3">
            <text:p>34221454</text:p>
          </table:table-cell>
          <table:table-cell office:value-type="float" office:value="90879454" table:formula="of:=2+[.A31]+4*5+20*[.A31]*20" table:style-name="ce8">
            <text:p>90879454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41528" table:style-name="ce4">
            <text:p>241528</text:p>
          </table:table-cell>
          <table:table-cell office:value-type="float" office:value="18356150" table:formula="of:=2+[.A32]+4*5+15*[.A32]*5" table:style-name="ce3">
            <text:p>18356150</text:p>
          </table:table-cell>
          <table:table-cell office:value-type="float" office:value="36470770" table:formula="of:=2+[.A32]+4*10+15*[.A32]*10" table:style-name="ce3">
            <text:p>36470770</text:p>
          </table:table-cell>
          <table:table-cell office:value-type="float" office:value="36470750" table:formula="of:=2+[.A32]+4*5+15*[.A32]*10" table:style-name="ce3">
            <text:p>36470750</text:p>
          </table:table-cell>
          <table:table-cell office:value-type="float" office:value="96852750" table:formula="of:=2+[.A32]+4*5+20*[.A32]*20" table:style-name="ce8">
            <text:p>96852750,0</text:p>
          </table:table-cell>
          <table:table-cell table:style-name="ce3"/>
          <table:table-cell table:style-name="ce3">
            <draw:frame draw:z-index="2" draw:id="id3" draw:style-name="a3" draw:name="Gráfico 2" svg:x="0.26042in" svg:y="0.01042in" svg:width="4.8736in" svg:height="4.5724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9" table:style-name="ce3"/>
          <table:table-cell table:number-columns-repeated="16358"/>
        </table:table-row>
        <table:table-row table:style-name="ro1">
          <table:table-cell office:value-type="float" office:value="252109" table:style-name="ce4">
            <text:p>252109</text:p>
          </table:table-cell>
          <table:table-cell office:value-type="float" office:value="19160306" table:formula="of:=2+[.A33]+4*5+15*[.A33]*5" table:style-name="ce3">
            <text:p>19160306</text:p>
          </table:table-cell>
          <table:table-cell office:value-type="float" office:value="38068501" table:formula="of:=2+[.A33]+4*10+15*[.A33]*10" table:style-name="ce3">
            <text:p>38068501</text:p>
          </table:table-cell>
          <table:table-cell office:value-type="float" office:value="38068481" table:formula="of:=2+[.A33]+4*5+15*[.A33]*10" table:style-name="ce3">
            <text:p>38068481</text:p>
          </table:table-cell>
          <table:table-cell office:value-type="float" office:value="101095731" table:formula="of:=2+[.A33]+4*5+20*[.A33]*20" table:style-name="ce8">
            <text:p>101095731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84214" table:style-name="ce4">
            <text:p>284214</text:p>
          </table:table-cell>
          <table:table-cell office:value-type="float" office:value="21600286" table:formula="of:=2+[.A34]+4*5+15*[.A34]*5" table:style-name="ce3">
            <text:p>21600286</text:p>
          </table:table-cell>
          <table:table-cell office:value-type="float" office:value="42916356" table:formula="of:=2+[.A34]+4*10+15*[.A34]*10" table:style-name="ce3">
            <text:p>42916356</text:p>
          </table:table-cell>
          <table:table-cell office:value-type="float" office:value="42916336" table:formula="of:=2+[.A34]+4*5+15*[.A34]*10" table:style-name="ce3">
            <text:p>42916336</text:p>
          </table:table-cell>
          <table:table-cell office:value-type="float" office:value="113969836" table:formula="of:=2+[.A34]+4*5+20*[.A34]*20" table:style-name="ce8">
            <text:p>113969836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93643" table:style-name="ce4">
            <text:p>293643</text:p>
          </table:table-cell>
          <table:table-cell office:value-type="float" office:value="22316890" table:formula="of:=2+[.A35]+4*5+15*[.A35]*5" table:style-name="ce3">
            <text:p>22316890</text:p>
          </table:table-cell>
          <table:table-cell office:value-type="float" office:value="44340135" table:formula="of:=2+[.A35]+4*10+15*[.A35]*10" table:style-name="ce3">
            <text:p>44340135</text:p>
          </table:table-cell>
          <table:table-cell office:value-type="float" office:value="44340115" table:formula="of:=2+[.A35]+4*5+15*[.A35]*10" table:style-name="ce3">
            <text:p>44340115</text:p>
          </table:table-cell>
          <table:table-cell office:value-type="float" office:value="117750865" table:formula="of:=2+[.A35]+4*5+20*[.A35]*20" table:style-name="ce8">
            <text:p>117750865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96348" table:style-name="ce4">
            <text:p>296348</text:p>
          </table:table-cell>
          <table:table-cell office:value-type="float" office:value="22522470" table:formula="of:=2+[.A36]+4*5+15*[.A36]*5" table:style-name="ce3">
            <text:p>22522470</text:p>
          </table:table-cell>
          <table:table-cell office:value-type="float" office:value="44748590" table:formula="of:=2+[.A36]+4*10+15*[.A36]*10" table:style-name="ce3">
            <text:p>44748590</text:p>
          </table:table-cell>
          <table:table-cell office:value-type="float" office:value="44748570" table:formula="of:=2+[.A36]+4*5+15*[.A36]*10" table:style-name="ce3">
            <text:p>44748570</text:p>
          </table:table-cell>
          <table:table-cell office:value-type="float" office:value="118835570" table:formula="of:=2+[.A36]+4*5+20*[.A36]*20" table:style-name="ce8">
            <text:p>118835570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312390" table:style-name="ce4">
            <text:p>312390</text:p>
          </table:table-cell>
          <table:table-cell office:value-type="float" office:value="23741662" table:formula="of:=2+[.A37]+4*5+15*[.A37]*5" table:style-name="ce3">
            <text:p>23741662</text:p>
          </table:table-cell>
          <table:table-cell office:value-type="float" office:value="47170932" table:formula="of:=2+[.A37]+4*10+15*[.A37]*10" table:style-name="ce3">
            <text:p>47170932</text:p>
          </table:table-cell>
          <table:table-cell office:value-type="float" office:value="47170912" table:formula="of:=2+[.A37]+4*5+15*[.A37]*10" table:style-name="ce3">
            <text:p>47170912</text:p>
          </table:table-cell>
          <table:table-cell office:value-type="float" office:value="125268412" table:formula="of:=2+[.A37]+4*5+20*[.A37]*20" table:style-name="ce8">
            <text:p>125268412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315414" table:style-name="ce4">
            <text:p>315414</text:p>
          </table:table-cell>
          <table:table-cell office:value-type="float" office:value="23971486" table:formula="of:=2+[.A38]+4*5+15*[.A38]*5" table:style-name="ce3">
            <text:p>23971486</text:p>
          </table:table-cell>
          <table:table-cell office:value-type="float" office:value="47627556" table:formula="of:=2+[.A38]+4*10+15*[.A38]*10" table:style-name="ce3">
            <text:p>47627556</text:p>
          </table:table-cell>
          <table:table-cell office:value-type="float" office:value="47627536" table:formula="of:=2+[.A38]+4*5+15*[.A38]*10" table:style-name="ce3">
            <text:p>47627536</text:p>
          </table:table-cell>
          <table:table-cell office:value-type="float" office:value="126481036" table:formula="of:=2+[.A38]+4*5+20*[.A38]*20" table:style-name="ce8">
            <text:p>126481036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328608" table:style-name="ce4">
            <text:p>328608</text:p>
          </table:table-cell>
          <table:table-cell office:value-type="float" office:value="24974230" table:formula="of:=2+[.A39]+4*5+15*[.A39]*5" table:style-name="ce3">
            <text:p>24974230</text:p>
          </table:table-cell>
          <table:table-cell office:value-type="float" office:value="49619850" table:formula="of:=2+[.A39]+4*10+15*[.A39]*10" table:style-name="ce3">
            <text:p>49619850</text:p>
          </table:table-cell>
          <table:table-cell office:value-type="float" office:value="49619830" table:formula="of:=2+[.A39]+4*5+15*[.A39]*10" table:style-name="ce3">
            <text:p>49619830</text:p>
          </table:table-cell>
          <table:table-cell office:value-type="float" office:value="131771830" table:formula="of:=2+[.A39]+4*5+20*[.A39]*20" table:style-name="ce8">
            <text:p>131771830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334191" table:style-name="ce4">
            <text:p>334191</text:p>
          </table:table-cell>
          <table:table-cell office:value-type="float" office:value="25398538" table:formula="of:=2+[.A40]+4*5+15*[.A40]*5" table:style-name="ce3">
            <text:p>25398538</text:p>
          </table:table-cell>
          <table:table-cell office:value-type="float" office:value="50462883" table:formula="of:=2+[.A40]+4*10+15*[.A40]*10" table:style-name="ce3">
            <text:p>50462883</text:p>
          </table:table-cell>
          <table:table-cell office:value-type="float" office:value="50462863" table:formula="of:=2+[.A40]+4*5+15*[.A40]*10" table:style-name="ce3">
            <text:p>50462863</text:p>
          </table:table-cell>
          <table:table-cell office:value-type="float" office:value="134010613" table:formula="of:=2+[.A40]+4*5+20*[.A40]*20" table:style-name="ce8">
            <text:p>134010613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426400" table:style-name="ce4">
            <text:p>426400</text:p>
          </table:table-cell>
          <table:table-cell office:value-type="float" office:value="32406422" table:formula="of:=2+[.A41]+4*5+15*[.A41]*5" table:style-name="ce3">
            <text:p>32406422</text:p>
          </table:table-cell>
          <table:table-cell office:value-type="float" office:value="64386442" table:formula="of:=2+[.A41]+4*10+15*[.A41]*10" table:style-name="ce3">
            <text:p>64386442</text:p>
          </table:table-cell>
          <table:table-cell office:value-type="float" office:value="64386422" table:formula="of:=2+[.A41]+4*5+15*[.A41]*10" table:style-name="ce3">
            <text:p>64386422</text:p>
          </table:table-cell>
          <table:table-cell office:value-type="float" office:value="170986422" table:formula="of:=2+[.A41]+4*5+20*[.A41]*20" table:style-name="ce8">
            <text:p>170986422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426400" table:style-name="ce4">
            <text:p>426400</text:p>
          </table:table-cell>
          <table:table-cell office:value-type="float" office:value="32406422" table:formula="of:=2+[.A42]+4*5+15*[.A42]*5" table:style-name="ce3">
            <text:p>32406422</text:p>
          </table:table-cell>
          <table:table-cell office:value-type="float" office:value="64386442" table:formula="of:=2+[.A42]+4*10+15*[.A42]*10" table:style-name="ce3">
            <text:p>64386442</text:p>
          </table:table-cell>
          <table:table-cell office:value-type="float" office:value="64386422" table:formula="of:=2+[.A42]+4*5+15*[.A42]*10" table:style-name="ce3">
            <text:p>64386422</text:p>
          </table:table-cell>
          <table:table-cell office:value-type="float" office:value="170986422" table:formula="of:=2+[.A42]+4*5+20*[.A42]*20" table:style-name="ce8">
            <text:p>170986422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427200" table:style-name="ce4">
            <text:p>427200</text:p>
          </table:table-cell>
          <table:table-cell office:value-type="float" office:value="32467222" table:formula="of:=2+[.A43]+4*5+15*[.A43]*5" table:style-name="ce3">
            <text:p>32467222</text:p>
          </table:table-cell>
          <table:table-cell office:value-type="float" office:value="64507242" table:formula="of:=2+[.A43]+4*10+15*[.A43]*10" table:style-name="ce3">
            <text:p>64507242</text:p>
          </table:table-cell>
          <table:table-cell office:value-type="float" office:value="64507222" table:formula="of:=2+[.A43]+4*5+15*[.A43]*10" table:style-name="ce3">
            <text:p>64507222</text:p>
          </table:table-cell>
          <table:table-cell office:value-type="float" office:value="171307222" table:formula="of:=2+[.A43]+4*5+20*[.A43]*20" table:style-name="ce8">
            <text:p>171307222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539100" table:style-name="ce4">
            <text:p>539100</text:p>
          </table:table-cell>
          <table:table-cell office:value-type="float" office:value="40971622" table:formula="of:=2+[.A44]+4*5+15*[.A44]*5" table:style-name="ce3">
            <text:p>40971622</text:p>
          </table:table-cell>
          <table:table-cell office:value-type="float" office:value="81404142" table:formula="of:=2+[.A44]+4*10+15*[.A44]*10" table:style-name="ce3">
            <text:p>81404142</text:p>
          </table:table-cell>
          <table:table-cell office:value-type="float" office:value="81404122" table:formula="of:=2+[.A44]+4*5+15*[.A44]*10" table:style-name="ce3">
            <text:p>81404122</text:p>
          </table:table-cell>
          <table:table-cell office:value-type="float" office:value="216179122" table:formula="of:=2+[.A44]+4*5+20*[.A44]*20" table:style-name="ce8">
            <text:p>216179122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41040022" table:formula="of:=2+[.A45]+4*5+15*[.A45]*5" table:style-name="ce3">
            <text:p>41040022</text:p>
          </table:table-cell>
          <table:table-cell office:value-type="float" office:value="81540042" table:formula="of:=2+[.A45]+4*10+15*[.A45]*10" table:style-name="ce3">
            <text:p>81540042</text:p>
          </table:table-cell>
          <table:table-cell office:value-type="float" office:value="81540022" table:formula="of:=2+[.A45]+4*5+15*[.A45]*10" table:style-name="ce3">
            <text:p>81540022</text:p>
          </table:table-cell>
          <table:table-cell office:value-type="float" office:value="216540022" table:formula="of:=2+[.A45]+4*5+20*[.A45]*20" table:style-name="ce8">
            <text:p>216540022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607500" table:style-name="ce4">
            <text:p>607500</text:p>
          </table:table-cell>
          <table:table-cell office:value-type="float" office:value="46170022" table:formula="of:=2+[.A46]+4*5+15*[.A46]*5" table:style-name="ce3">
            <text:p>46170022</text:p>
          </table:table-cell>
          <table:table-cell office:value-type="float" office:value="91732542" table:formula="of:=2+[.A46]+4*10+15*[.A46]*10" table:style-name="ce3">
            <text:p>91732542</text:p>
          </table:table-cell>
          <table:table-cell office:value-type="float" office:value="91732522" table:formula="of:=2+[.A46]+4*5+15*[.A46]*10" table:style-name="ce3">
            <text:p>91732522</text:p>
          </table:table-cell>
          <table:table-cell office:value-type="float" office:value="243607522" table:formula="of:=2+[.A46]+4*5+20*[.A46]*20" table:style-name="ce8">
            <text:p>243607522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string" table:style-name="ce2">
            <text:p>comparações</text:p>
          </table:table-cell>
          <table:table-cell table:number-columns-repeated="25" table:style-name="ce3"/>
          <table:table-cell table:number-columns-repeated="16358"/>
        </table:table-row>
        <table:table-row table:style-name="ro1">
          <table:table-cell table:style-name="ce2"/>
          <table:table-cell office:value-type="string" table:number-columns-spanned="4" table:number-rows-spanned="1" table:style-name="ce14">
            <text:p>K</text:p>
          </table:table-cell>
          <table:covered-table-cell table:number-columns-repeated="3"/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79186" table:style-name="ce4">
            <text:p>79186</text:p>
          </table:table-cell>
          <table:table-cell office:value-type="float" office:value="1821297" table:formula="of:=4+3*[.A50]+3*5+4*[.A50]*5" table:style-name="ce3">
            <text:p>1821297</text:p>
          </table:table-cell>
          <table:table-cell office:value-type="float" office:value="3405032" table:formula="of:=4+3*[.A50]+3*10+4*[.A50]*10" table:style-name="ce3">
            <text:p>3405032</text:p>
          </table:table-cell>
          <table:table-cell office:value-type="float" office:value="4988767" table:formula="of:=4+3*[.A50]+3*15+4*[.A50]*15" table:style-name="ce3">
            <text:p>4988767</text:p>
          </table:table-cell>
          <table:table-cell office:value-type="float" office:value="6572502" table:formula="of:=4+3*[.A50]+3*20+4*[.A50]*20" table:style-name="ce3">
            <text:p>6572502</text:p>
          </table:table-cell>
          <table:table-cell office:value-type="string" table:style-name="ce5">
            <text:p>colocar formula de c(n,k) no bloco iterativo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float" office:value="174724" table:style-name="ce4">
            <text:p>174724</text:p>
          </table:table-cell>
          <table:table-cell office:value-type="float" office:value="4018671" table:formula="of:=4+3*[.A51]+3*5+4*[.A51]*5" table:style-name="ce3">
            <text:p>4018671</text:p>
          </table:table-cell>
          <table:table-cell office:value-type="float" office:value="7513166" table:formula="of:=4+3*[.A51]+3*10+4*[.A51]*10" table:style-name="ce3">
            <text:p>7513166</text:p>
          </table:table-cell>
          <table:table-cell office:value-type="float" office:value="11007661" table:formula="of:=4+3*[.A51]+3*15+4*[.A51]*15" table:style-name="ce3">
            <text:p>11007661</text:p>
          </table:table-cell>
          <table:table-cell office:value-type="float" office:value="14502156" table:formula="of:=4+3*[.A51]+3*20+4*[.A51]*20" table:style-name="ce3">
            <text:p>14502156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09219" table:style-name="ce4">
            <text:p>209219</text:p>
          </table:table-cell>
          <table:table-cell office:value-type="float" office:value="4812056" table:formula="of:=4+3*[.A52]+3*5+4*[.A52]*5" table:style-name="ce3">
            <text:p>4812056</text:p>
          </table:table-cell>
          <table:table-cell office:value-type="float" office:value="8996451" table:formula="of:=4+3*[.A52]+3*10+4*[.A52]*10" table:style-name="ce3">
            <text:p>8996451</text:p>
          </table:table-cell>
          <table:table-cell office:value-type="float" office:value="13180846" table:formula="of:=4+3*[.A52]+3*15+4*[.A52]*15" table:style-name="ce3">
            <text:p>13180846</text:p>
          </table:table-cell>
          <table:table-cell office:value-type="float" office:value="17365241" table:formula="of:=4+3*[.A52]+3*20+4*[.A52]*20" table:style-name="ce3">
            <text:p>17365241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20129" table:style-name="ce4">
            <text:p>220129</text:p>
          </table:table-cell>
          <table:table-cell office:value-type="float" office:value="5062986" table:formula="of:=4+3*[.A53]+3*5+4*[.A53]*5" table:style-name="ce3">
            <text:p>5062986</text:p>
          </table:table-cell>
          <table:table-cell office:value-type="float" office:value="9465581" table:formula="of:=4+3*[.A53]+3*10+4*[.A53]*10" table:style-name="ce3">
            <text:p>9465581</text:p>
          </table:table-cell>
          <table:table-cell office:value-type="float" office:value="13868176" table:formula="of:=4+3*[.A53]+3*15+4*[.A53]*15" table:style-name="ce3">
            <text:p>13868176</text:p>
          </table:table-cell>
          <table:table-cell office:value-type="float" office:value="18270771" table:formula="of:=4+3*[.A53]+3*20+4*[.A53]*20" table:style-name="ce3">
            <text:p>18270771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26632" table:style-name="ce4">
            <text:p>226632</text:p>
          </table:table-cell>
          <table:table-cell office:value-type="float" office:value="5212555" table:formula="of:=4+3*[.A54]+3*5+4*[.A54]*5" table:style-name="ce3">
            <text:p>5212555</text:p>
          </table:table-cell>
          <table:table-cell office:value-type="float" office:value="9745210" table:formula="of:=4+3*[.A54]+3*10+4*[.A54]*10" table:style-name="ce3">
            <text:p>9745210</text:p>
          </table:table-cell>
          <table:table-cell office:value-type="float" office:value="14277865" table:formula="of:=4+3*[.A54]+3*15+4*[.A54]*15" table:style-name="ce3">
            <text:p>14277865</text:p>
          </table:table-cell>
          <table:table-cell office:value-type="float" office:value="18810520" table:formula="of:=4+3*[.A54]+3*20+4*[.A54]*20" table:style-name="ce3">
            <text:p>1881052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41528" table:style-name="ce4">
            <text:p>241528</text:p>
          </table:table-cell>
          <table:table-cell office:value-type="float" office:value="5555163" table:formula="of:=4+3*[.A55]+3*5+4*[.A55]*5" table:style-name="ce3">
            <text:p>5555163</text:p>
          </table:table-cell>
          <table:table-cell office:value-type="float" office:value="10385738" table:formula="of:=4+3*[.A55]+3*10+4*[.A55]*10" table:style-name="ce3">
            <text:p>10385738</text:p>
          </table:table-cell>
          <table:table-cell office:value-type="float" office:value="15216313" table:formula="of:=4+3*[.A55]+3*15+4*[.A55]*15" table:style-name="ce3">
            <text:p>15216313</text:p>
          </table:table-cell>
          <table:table-cell office:value-type="float" office:value="20046888" table:formula="of:=4+3*[.A55]+3*20+4*[.A55]*20" table:style-name="ce3">
            <text:p>20046888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52109" table:style-name="ce4">
            <text:p>252109</text:p>
          </table:table-cell>
          <table:table-cell office:value-type="float" office:value="5798526" table:formula="of:=4+3*[.A56]+3*5+4*[.A56]*5" table:style-name="ce3">
            <text:p>5798526</text:p>
          </table:table-cell>
          <table:table-cell office:value-type="float" office:value="10840721" table:formula="of:=4+3*[.A56]+3*10+4*[.A56]*10" table:style-name="ce3">
            <text:p>10840721</text:p>
          </table:table-cell>
          <table:table-cell office:value-type="float" office:value="15882916" table:formula="of:=4+3*[.A56]+3*15+4*[.A56]*15" table:style-name="ce3">
            <text:p>15882916</text:p>
          </table:table-cell>
          <table:table-cell office:value-type="float" office:value="20925111" table:formula="of:=4+3*[.A56]+3*20+4*[.A56]*20" table:style-name="ce3">
            <text:p>20925111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84214" table:style-name="ce4">
            <text:p>284214</text:p>
          </table:table-cell>
          <table:table-cell office:value-type="float" office:value="6536941" table:formula="of:=4+3*[.A57]+3*5+4*[.A57]*5" table:style-name="ce3">
            <text:p>6536941</text:p>
          </table:table-cell>
          <table:table-cell office:value-type="float" office:value="12221236" table:formula="of:=4+3*[.A57]+3*10+4*[.A57]*10" table:style-name="ce3">
            <text:p>12221236</text:p>
          </table:table-cell>
          <table:table-cell office:value-type="float" office:value="17905531" table:formula="of:=4+3*[.A57]+3*15+4*[.A57]*15" table:style-name="ce3">
            <text:p>17905531</text:p>
          </table:table-cell>
          <table:table-cell office:value-type="float" office:value="23589826" table:formula="of:=4+3*[.A57]+3*20+4*[.A57]*20" table:style-name="ce3">
            <text:p>23589826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93643" table:style-name="ce4">
            <text:p>293643</text:p>
          </table:table-cell>
          <table:table-cell office:value-type="float" office:value="6753808" table:formula="of:=4+3*[.A58]+3*5+4*[.A58]*5" table:style-name="ce3">
            <text:p>6753808</text:p>
          </table:table-cell>
          <table:table-cell office:value-type="float" office:value="12626683" table:formula="of:=4+3*[.A58]+3*10+4*[.A58]*10" table:style-name="ce3">
            <text:p>12626683</text:p>
          </table:table-cell>
          <table:table-cell office:value-type="float" office:value="18499558" table:formula="of:=4+3*[.A58]+3*15+4*[.A58]*15" table:style-name="ce3">
            <text:p>18499558</text:p>
          </table:table-cell>
          <table:table-cell office:value-type="float" office:value="24372433" table:formula="of:=4+3*[.A58]+3*20+4*[.A58]*20" table:style-name="ce3">
            <text:p>24372433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96348" table:style-name="ce4">
            <text:p>296348</text:p>
          </table:table-cell>
          <table:table-cell office:value-type="float" office:value="6816023" table:formula="of:=4+3*[.A59]+3*5+4*[.A59]*5" table:style-name="ce3">
            <text:p>6816023</text:p>
          </table:table-cell>
          <table:table-cell office:value-type="float" office:value="12742998" table:formula="of:=4+3*[.A59]+3*10+4*[.A59]*10" table:style-name="ce3">
            <text:p>12742998</text:p>
          </table:table-cell>
          <table:table-cell office:value-type="float" office:value="18669973" table:formula="of:=4+3*[.A59]+3*15+4*[.A59]*15" table:style-name="ce3">
            <text:p>18669973</text:p>
          </table:table-cell>
          <table:table-cell office:value-type="float" office:value="24596948" table:formula="of:=4+3*[.A59]+3*20+4*[.A59]*20" table:style-name="ce3">
            <text:p>24596948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312390" table:style-name="ce4">
            <text:p>312390</text:p>
          </table:table-cell>
          <table:table-cell office:value-type="float" office:value="7184989" table:formula="of:=4+3*[.A60]+3*5+4*[.A60]*5" table:style-name="ce3">
            <text:p>7184989</text:p>
          </table:table-cell>
          <table:table-cell office:value-type="float" office:value="13432804" table:formula="of:=4+3*[.A60]+3*10+4*[.A60]*10" table:style-name="ce3">
            <text:p>13432804</text:p>
          </table:table-cell>
          <table:table-cell office:value-type="float" office:value="19680619" table:formula="of:=4+3*[.A60]+3*15+4*[.A60]*15" table:style-name="ce3">
            <text:p>19680619</text:p>
          </table:table-cell>
          <table:table-cell office:value-type="float" office:value="25928434" table:formula="of:=4+3*[.A60]+3*20+4*[.A60]*20" table:style-name="ce3">
            <text:p>25928434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315414" table:style-name="ce4">
            <text:p>315414</text:p>
          </table:table-cell>
          <table:table-cell office:value-type="float" office:value="7254541" table:formula="of:=4+3*[.A61]+3*5+4*[.A61]*5" table:style-name="ce3">
            <text:p>7254541</text:p>
          </table:table-cell>
          <table:table-cell office:value-type="float" office:value="13562836" table:formula="of:=4+3*[.A61]+3*10+4*[.A61]*10" table:style-name="ce3">
            <text:p>13562836</text:p>
          </table:table-cell>
          <table:table-cell office:value-type="float" office:value="19871131" table:formula="of:=4+3*[.A61]+3*15+4*[.A61]*15" table:style-name="ce3">
            <text:p>19871131</text:p>
          </table:table-cell>
          <table:table-cell office:value-type="float" office:value="26179426" table:formula="of:=4+3*[.A61]+3*20+4*[.A61]*20" table:style-name="ce3">
            <text:p>26179426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328608" table:style-name="ce4">
            <text:p>328608</text:p>
          </table:table-cell>
          <table:table-cell office:value-type="float" office:value="7558003" table:formula="of:=4+3*[.A62]+3*5+4*[.A62]*5" table:style-name="ce3">
            <text:p>7558003</text:p>
          </table:table-cell>
          <table:table-cell office:value-type="float" office:value="14130178" table:formula="of:=4+3*[.A62]+3*10+4*[.A62]*10" table:style-name="ce3">
            <text:p>14130178</text:p>
          </table:table-cell>
          <table:table-cell office:value-type="float" office:value="20702353" table:formula="of:=4+3*[.A62]+3*15+4*[.A62]*15" table:style-name="ce3">
            <text:p>20702353</text:p>
          </table:table-cell>
          <table:table-cell office:value-type="float" office:value="27274528" table:formula="of:=4+3*[.A62]+3*20+4*[.A62]*20" table:style-name="ce3">
            <text:p>27274528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334191" table:style-name="ce4">
            <text:p>334191</text:p>
          </table:table-cell>
          <table:table-cell office:value-type="float" office:value="7686412" table:formula="of:=4+3*[.A63]+3*5+4*[.A63]*5" table:style-name="ce3">
            <text:p>7686412</text:p>
          </table:table-cell>
          <table:table-cell office:value-type="float" office:value="14370247" table:formula="of:=4+3*[.A63]+3*10+4*[.A63]*10" table:style-name="ce3">
            <text:p>14370247</text:p>
          </table:table-cell>
          <table:table-cell office:value-type="float" office:value="21054082" table:formula="of:=4+3*[.A63]+3*15+4*[.A63]*15" table:style-name="ce3">
            <text:p>21054082</text:p>
          </table:table-cell>
          <table:table-cell office:value-type="float" office:value="27737917" table:formula="of:=4+3*[.A63]+3*20+4*[.A63]*20" table:style-name="ce3">
            <text:p>27737917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426400" table:style-name="ce4">
            <text:p>426400</text:p>
          </table:table-cell>
          <table:table-cell office:value-type="float" office:value="9807219" table:formula="of:=4+3*[.A64]+3*5+4*[.A64]*5" table:style-name="ce3">
            <text:p>9807219</text:p>
          </table:table-cell>
          <table:table-cell office:value-type="float" office:value="18335234" table:formula="of:=4+3*[.A64]+3*10+4*[.A64]*10" table:style-name="ce3">
            <text:p>18335234</text:p>
          </table:table-cell>
          <table:table-cell office:value-type="float" office:value="26863249" table:formula="of:=4+3*[.A64]+3*15+4*[.A64]*15" table:style-name="ce3">
            <text:p>26863249</text:p>
          </table:table-cell>
          <table:table-cell office:value-type="float" office:value="35391264" table:formula="of:=4+3*[.A64]+3*20+4*[.A64]*20" table:style-name="ce3">
            <text:p>35391264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426400" table:style-name="ce4">
            <text:p>426400</text:p>
          </table:table-cell>
          <table:table-cell office:value-type="float" office:value="9807219" table:formula="of:=4+3*[.A65]+3*5+4*[.A65]*5" table:style-name="ce3">
            <text:p>9807219</text:p>
          </table:table-cell>
          <table:table-cell office:value-type="float" office:value="18335234" table:formula="of:=4+3*[.A65]+3*10+4*[.A65]*10" table:style-name="ce3">
            <text:p>18335234</text:p>
          </table:table-cell>
          <table:table-cell office:value-type="float" office:value="26863249" table:formula="of:=4+3*[.A65]+3*15+4*[.A65]*15" table:style-name="ce3">
            <text:p>26863249</text:p>
          </table:table-cell>
          <table:table-cell office:value-type="float" office:value="35391264" table:formula="of:=4+3*[.A65]+3*20+4*[.A65]*20" table:style-name="ce3">
            <text:p>35391264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427200" table:style-name="ce4">
            <text:p>427200</text:p>
          </table:table-cell>
          <table:table-cell office:value-type="float" office:value="9825619" table:formula="of:=4+3*[.A66]+3*5+4*[.A66]*5" table:style-name="ce3">
            <text:p>9825619</text:p>
          </table:table-cell>
          <table:table-cell office:value-type="float" office:value="18369634" table:formula="of:=4+3*[.A66]+3*10+4*[.A66]*10" table:style-name="ce3">
            <text:p>18369634</text:p>
          </table:table-cell>
          <table:table-cell office:value-type="float" office:value="26913649" table:formula="of:=4+3*[.A66]+3*15+4*[.A66]*15" table:style-name="ce3">
            <text:p>26913649</text:p>
          </table:table-cell>
          <table:table-cell office:value-type="float" office:value="35457664" table:formula="of:=4+3*[.A66]+3*20+4*[.A66]*20" table:style-name="ce3">
            <text:p>35457664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539100" table:style-name="ce4">
            <text:p>539100</text:p>
          </table:table-cell>
          <table:table-cell office:value-type="float" office:value="12399319" table:formula="of:=4+3*[.A67]+3*5+4*[.A67]*5" table:style-name="ce3">
            <text:p>12399319</text:p>
          </table:table-cell>
          <table:table-cell office:value-type="float" office:value="23181334" table:formula="of:=4+3*[.A67]+3*10+4*[.A67]*10" table:style-name="ce3">
            <text:p>23181334</text:p>
          </table:table-cell>
          <table:table-cell office:value-type="float" office:value="33963349" table:formula="of:=4+3*[.A67]+3*15+4*[.A67]*15" table:style-name="ce3">
            <text:p>33963349</text:p>
          </table:table-cell>
          <table:table-cell office:value-type="float" office:value="44745364" table:formula="of:=4+3*[.A67]+3*20+4*[.A67]*20" table:style-name="ce3">
            <text:p>44745364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12420019" table:formula="of:=4+3*[.A68]+3*5+4*[.A68]*5" table:style-name="ce3">
            <text:p>12420019</text:p>
          </table:table-cell>
          <table:table-cell office:value-type="float" office:value="23220034" table:formula="of:=4+3*[.A68]+3*10+4*[.A68]*10" table:style-name="ce3">
            <text:p>23220034</text:p>
          </table:table-cell>
          <table:table-cell office:value-type="float" office:value="34020049" table:formula="of:=4+3*[.A68]+3*15+4*[.A68]*15" table:style-name="ce3">
            <text:p>34020049</text:p>
          </table:table-cell>
          <table:table-cell office:value-type="float" office:value="44820064" table:formula="of:=4+3*[.A68]+3*20+4*[.A68]*20" table:style-name="ce3">
            <text:p>44820064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607500" table:style-name="ce4">
            <text:p>607500</text:p>
          </table:table-cell>
          <table:table-cell office:value-type="float" office:value="13972519" table:formula="of:=4+3*[.A69]+3*5+4*[.A69]*5" table:style-name="ce3">
            <text:p>13972519</text:p>
          </table:table-cell>
          <table:table-cell office:value-type="float" office:value="26122534" table:formula="of:=4+3*[.A69]+3*10+4*[.A69]*10" table:style-name="ce3">
            <text:p>26122534</text:p>
          </table:table-cell>
          <table:table-cell office:value-type="float" office:value="38272549" table:formula="of:=4+3*[.A69]+3*15+4*[.A69]*15" table:style-name="ce3">
            <text:p>38272549</text:p>
          </table:table-cell>
          <table:table-cell office:value-type="float" office:value="50422564" table:formula="of:=4+3*[.A69]+3*20+4*[.A69]*20" table:style-name="ce3">
            <text:p>50422564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string" table:style-name="ce2">
            <text:p>Custo (norma L1)</text:p>
          </table:table-cell>
          <table:table-cell table:number-columns-repeated="25" table:style-name="ce3"/>
          <table:table-cell table:number-columns-repeated="16358"/>
        </table:table-row>
        <table:table-row table:style-name="ro1">
          <table:table-cell table:style-name="ce2"/>
          <table:table-cell office:value-type="string" table:number-columns-spanned="4" table:number-rows-spanned="1" table:style-name="ce14">
            <text:p>K</text:p>
          </table:table-cell>
          <table:covered-table-cell table:number-columns-repeated="3"/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79186" table:style-name="ce4">
            <text:p>79186</text:p>
          </table:table-cell>
          <table:table-cell office:value-type="float" office:value="17737775" table:formula="of:=[.B4]+[.B27]+[.B50]" table:style-name="ce7">
            <text:p>17737775,0</text:p>
          </table:table-cell>
          <table:table-cell office:value-type="float" office:value="35158790" table:formula="of:=[.C4]+[.C27]+[.C50]" table:style-name="ce7">
            <text:p>35158790,0</text:p>
          </table:table-cell>
          <table:table-cell office:value-type="float" office:value="46640815" table:formula="of:=[.D4]+[.D27]+[.D50]" table:style-name="ce7">
            <text:p>46640815,0</text:p>
          </table:table-cell>
          <table:table-cell office:value-type="float" office:value="77919360" table:formula="of:=[.E4]+[.E27]+[.E50]" table:style-name="ce7">
            <text:p>77919360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174724" table:style-name="ce4">
            <text:p>174724</text:p>
          </table:table-cell>
          <table:table-cell office:value-type="float" office:value="39138287" table:formula="of:=[.B5]+[.B28]+[.B51]" table:style-name="ce7">
            <text:p>39138287,0</text:p>
          </table:table-cell>
          <table:table-cell office:value-type="float" office:value="77577662" table:formula="of:=[.C5]+[.C28]+[.C51]" table:style-name="ce7">
            <text:p>77577662,0</text:p>
          </table:table-cell>
          <table:table-cell office:value-type="float" office:value="102912697" table:formula="of:=[.D5]+[.D28]+[.D51]" table:style-name="ce7">
            <text:p>102912697,0</text:p>
          </table:table-cell>
          <table:table-cell office:value-type="float" office:value="171928752" table:formula="of:=[.E5]+[.E28]+[.E51]" table:style-name="ce7">
            <text:p>171928752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09219" table:style-name="ce4">
            <text:p>209219</text:p>
          </table:table-cell>
          <table:table-cell office:value-type="float" office:value="46865167" table:formula="of:=[.B6]+[.B29]+[.B52]" table:style-name="ce7">
            <text:p>46865167,0</text:p>
          </table:table-cell>
          <table:table-cell office:value-type="float" office:value="92893442" table:formula="of:=[.C6]+[.C29]+[.C52]" table:style-name="ce7">
            <text:p>92893442,0</text:p>
          </table:table-cell>
          <table:table-cell office:value-type="float" office:value="123230252" table:formula="of:=[.D6]+[.D29]+[.D52]" table:style-name="ce7">
            <text:p>123230252,0</text:p>
          </table:table-cell>
          <table:table-cell office:value-type="float" office:value="205871832" table:formula="of:=[.E6]+[.E29]+[.E52]" table:style-name="ce7">
            <text:p>205871832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20129" table:style-name="ce4">
            <text:p>220129</text:p>
          </table:table-cell>
          <table:table-cell office:value-type="float" office:value="49309007" table:formula="of:=[.B7]+[.B30]+[.B53]" table:style-name="ce7">
            <text:p>49309007,0</text:p>
          </table:table-cell>
          <table:table-cell office:value-type="float" office:value="97737482" table:formula="of:=[.C7]+[.C30]+[.C53]" table:style-name="ce7">
            <text:p>97737482,0</text:p>
          </table:table-cell>
          <table:table-cell office:value-type="float" office:value="129656242" table:formula="of:=[.D7]+[.D30]+[.D53]" table:style-name="ce7">
            <text:p>129656242,0</text:p>
          </table:table-cell>
          <table:table-cell office:value-type="float" office:value="216607272" table:formula="of:=[.E7]+[.E30]+[.E53]" table:style-name="ce7">
            <text:p>216607272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26632" table:style-name="ce4">
            <text:p>226632</text:p>
          </table:table-cell>
          <table:table-cell office:value-type="float" office:value="50765679" table:formula="of:=[.B8]+[.B31]+[.B54]" table:style-name="ce7">
            <text:p>50765679,0</text:p>
          </table:table-cell>
          <table:table-cell office:value-type="float" office:value="100624814" table:formula="of:=[.C8]+[.C31]+[.C54]" table:style-name="ce7">
            <text:p>100624814,0</text:p>
          </table:table-cell>
          <table:table-cell office:value-type="float" office:value="133486509" table:formula="of:=[.D8]+[.D31]+[.D54]" table:style-name="ce7">
            <text:p>133486509,0</text:p>
          </table:table-cell>
          <table:table-cell office:value-type="float" office:value="223006224" table:formula="of:=[.E8]+[.E31]+[.E54]" table:style-name="ce7">
            <text:p>223006224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41528" table:style-name="ce4">
            <text:p>241528</text:p>
          </table:table-cell>
          <table:table-cell office:value-type="float" office:value="54102383" table:formula="of:=[.B9]+[.B32]+[.B55]" table:style-name="ce7">
            <text:p>54102383,0</text:p>
          </table:table-cell>
          <table:table-cell office:value-type="float" office:value="107238638" table:formula="of:=[.C9]+[.C32]+[.C55]" table:style-name="ce7">
            <text:p>107238638,0</text:p>
          </table:table-cell>
          <table:table-cell office:value-type="float" office:value="142260253" table:formula="of:=[.D9]+[.D32]+[.D55]" table:style-name="ce7">
            <text:p>142260253,0</text:p>
          </table:table-cell>
          <table:table-cell office:value-type="float" office:value="237663888" table:formula="of:=[.E9]+[.E32]+[.E55]" table:style-name="ce7">
            <text:p>237663888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52109" table:style-name="ce4">
            <text:p>252109</text:p>
          </table:table-cell>
          <table:table-cell office:value-type="float" office:value="56472527" table:formula="of:=[.B10]+[.B33]+[.B56]" table:style-name="ce7">
            <text:p>56472527,0</text:p>
          </table:table-cell>
          <table:table-cell office:value-type="float" office:value="111936602" table:formula="of:=[.C10]+[.C33]+[.C56]" table:style-name="ce7">
            <text:p>111936602,0</text:p>
          </table:table-cell>
          <table:table-cell office:value-type="float" office:value="148492462" table:formula="of:=[.D10]+[.D33]+[.D56]" table:style-name="ce7">
            <text:p>148492462,0</text:p>
          </table:table-cell>
          <table:table-cell office:value-type="float" office:value="248075592" table:formula="of:=[.E10]+[.E33]+[.E56]" table:style-name="ce7">
            <text:p>248075592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84214" table:style-name="ce4">
            <text:p>284214</text:p>
          </table:table-cell>
          <table:table-cell office:value-type="float" office:value="63664047" table:formula="of:=[.B11]+[.B34]+[.B57]" table:style-name="ce7">
            <text:p>63664047,0</text:p>
          </table:table-cell>
          <table:table-cell office:value-type="float" office:value="126191222" table:formula="of:=[.C11]+[.C34]+[.C57]" table:style-name="ce7">
            <text:p>126191222,0</text:p>
          </table:table-cell>
          <table:table-cell office:value-type="float" office:value="167402307" table:formula="of:=[.D11]+[.D34]+[.D57]" table:style-name="ce7">
            <text:p>167402307,0</text:p>
          </table:table-cell>
          <table:table-cell office:value-type="float" office:value="279666912" table:formula="of:=[.E11]+[.E34]+[.E57]" table:style-name="ce7">
            <text:p>279666912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93643" table:style-name="ce4">
            <text:p>293643</text:p>
          </table:table-cell>
          <table:table-cell office:value-type="float" office:value="65776143" table:formula="of:=[.B12]+[.B35]+[.B58]" table:style-name="ce7">
            <text:p>65776143,0</text:p>
          </table:table-cell>
          <table:table-cell office:value-type="float" office:value="130377698" table:formula="of:=[.C12]+[.C35]+[.C58]" table:style-name="ce7">
            <text:p>130377698,0</text:p>
          </table:table-cell>
          <table:table-cell office:value-type="float" office:value="172955988" table:formula="of:=[.D12]+[.D35]+[.D58]" table:style-name="ce7">
            <text:p>172955988,0</text:p>
          </table:table-cell>
          <table:table-cell office:value-type="float" office:value="288945048" table:formula="of:=[.E12]+[.E35]+[.E58]" table:style-name="ce7">
            <text:p>288945048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296348" table:style-name="ce4">
            <text:p>296348</text:p>
          </table:table-cell>
          <table:table-cell office:value-type="float" office:value="66382063" table:formula="of:=[.B13]+[.B36]+[.B59]" table:style-name="ce7">
            <text:p>66382063,0</text:p>
          </table:table-cell>
          <table:table-cell office:value-type="float" office:value="131578718" table:formula="of:=[.C13]+[.C36]+[.C59]" table:style-name="ce7">
            <text:p>131578718,0</text:p>
          </table:table-cell>
          <table:table-cell office:value-type="float" office:value="174549233" table:formula="of:=[.D13]+[.D36]+[.D59]" table:style-name="ce7">
            <text:p>174549233,0</text:p>
          </table:table-cell>
          <table:table-cell office:value-type="float" office:value="291606768" table:formula="of:=[.E13]+[.E36]+[.E59]" table:style-name="ce7">
            <text:p>291606768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312390" table:style-name="ce4">
            <text:p>312390</text:p>
          </table:table-cell>
          <table:table-cell office:value-type="float" office:value="69975471" table:formula="of:=[.B14]+[.B37]+[.B60]" table:style-name="ce7">
            <text:p>69975471,0</text:p>
          </table:table-cell>
          <table:table-cell office:value-type="float" office:value="138701366" table:formula="of:=[.C14]+[.C37]+[.C60]" table:style-name="ce7">
            <text:p>138701366,0</text:p>
          </table:table-cell>
          <table:table-cell office:value-type="float" office:value="183997971" table:formula="of:=[.D14]+[.D37]+[.D60]" table:style-name="ce7">
            <text:p>183997971,0</text:p>
          </table:table-cell>
          <table:table-cell office:value-type="float" office:value="307392096" table:formula="of:=[.E14]+[.E37]+[.E60]" table:style-name="ce7">
            <text:p>307392096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315414" table:style-name="ce4">
            <text:p>315414</text:p>
          </table:table-cell>
          <table:table-cell office:value-type="float" office:value="70652847" table:formula="of:=[.B15]+[.B38]+[.B61]" table:style-name="ce7">
            <text:p>70652847,0</text:p>
          </table:table-cell>
          <table:table-cell office:value-type="float" office:value="140044022" table:formula="of:=[.C15]+[.C38]+[.C61]" table:style-name="ce7">
            <text:p>140044022,0</text:p>
          </table:table-cell>
          <table:table-cell office:value-type="float" office:value="185779107" table:formula="of:=[.D15]+[.D38]+[.D61]" table:style-name="ce7">
            <text:p>185779107,0</text:p>
          </table:table-cell>
          <table:table-cell office:value-type="float" office:value="310367712" table:formula="of:=[.E15]+[.E38]+[.E61]" table:style-name="ce7">
            <text:p>310367712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328608" table:style-name="ce4">
            <text:p>328608</text:p>
          </table:table-cell>
          <table:table-cell office:value-type="float" office:value="73608303" table:formula="of:=[.B16]+[.B39]+[.B62]" table:style-name="ce7">
            <text:p>73608303,0</text:p>
          </table:table-cell>
          <table:table-cell office:value-type="float" office:value="145902158" table:formula="of:=[.C16]+[.C39]+[.C62]" table:style-name="ce7">
            <text:p>145902158,0</text:p>
          </table:table-cell>
          <table:table-cell office:value-type="float" office:value="193550373" table:formula="of:=[.D16]+[.D39]+[.D62]" table:style-name="ce7">
            <text:p>193550373,0</text:p>
          </table:table-cell>
          <table:table-cell office:value-type="float" office:value="323350608" table:formula="of:=[.E16]+[.E39]+[.E62]" table:style-name="ce7">
            <text:p>323350608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334191" table:style-name="ce4">
            <text:p>334191</text:p>
          </table:table-cell>
          <table:table-cell office:value-type="float" office:value="74858895" table:formula="of:=[.B17]+[.B40]+[.B63]" table:style-name="ce7">
            <text:p>74858895,0</text:p>
          </table:table-cell>
          <table:table-cell office:value-type="float" office:value="148381010" table:formula="of:=[.C17]+[.C40]+[.C63]" table:style-name="ce7">
            <text:p>148381010,0</text:p>
          </table:table-cell>
          <table:table-cell office:value-type="float" office:value="196838760" table:formula="of:=[.D17]+[.D40]+[.D63]" table:style-name="ce7">
            <text:p>196838760,0</text:p>
          </table:table-cell>
          <table:table-cell office:value-type="float" office:value="328844280" table:formula="of:=[.E17]+[.E40]+[.E63]" table:style-name="ce7">
            <text:p>328844280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426400" table:style-name="ce4">
            <text:p>426400</text:p>
          </table:table-cell>
          <table:table-cell office:value-type="float" office:value="95513711" table:formula="of:=[.B18]+[.B41]+[.B64]" table:style-name="ce7">
            <text:p>95513711,0</text:p>
          </table:table-cell>
          <table:table-cell office:value-type="float" office:value="189321806" table:formula="of:=[.C18]+[.C41]+[.C64]" table:style-name="ce7">
            <text:p>189321806,0</text:p>
          </table:table-cell>
          <table:table-cell office:value-type="float" office:value="251149861" table:formula="of:=[.D18]+[.D41]+[.D64]" table:style-name="ce7">
            <text:p>251149861,0</text:p>
          </table:table-cell>
          <table:table-cell office:value-type="float" office:value="419577936" table:formula="of:=[.E18]+[.E41]+[.E64]" table:style-name="ce7">
            <text:p>419577936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426400" table:style-name="ce4">
            <text:p>426400</text:p>
          </table:table-cell>
          <table:table-cell office:value-type="float" office:value="95513711" table:formula="of:=[.B19]+[.B42]+[.B65]" table:style-name="ce7">
            <text:p>95513711,0</text:p>
          </table:table-cell>
          <table:table-cell office:value-type="float" office:value="189321806" table:formula="of:=[.C19]+[.C42]+[.C65]" table:style-name="ce7">
            <text:p>189321806,0</text:p>
          </table:table-cell>
          <table:table-cell office:value-type="float" office:value="251149861" table:formula="of:=[.D19]+[.D42]+[.D65]" table:style-name="ce7">
            <text:p>251149861,0</text:p>
          </table:table-cell>
          <table:table-cell office:value-type="float" office:value="419577936" table:formula="of:=[.E19]+[.E42]+[.E65]" table:style-name="ce7">
            <text:p>419577936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427200" table:style-name="ce4">
            <text:p>427200</text:p>
          </table:table-cell>
          <table:table-cell office:value-type="float" office:value="95692911" table:formula="of:=[.B20]+[.B43]+[.B66]" table:style-name="ce7">
            <text:p>95692911,0</text:p>
          </table:table-cell>
          <table:table-cell office:value-type="float" office:value="189677006" table:formula="of:=[.C20]+[.C43]+[.C66]" table:style-name="ce7">
            <text:p>189677006,0</text:p>
          </table:table-cell>
          <table:table-cell office:value-type="float" office:value="251621061" table:formula="of:=[.D20]+[.D43]+[.D66]" table:style-name="ce7">
            <text:p>251621061,0</text:p>
          </table:table-cell>
          <table:table-cell office:value-type="float" office:value="420365136" table:formula="of:=[.E20]+[.E43]+[.E66]" table:style-name="ce7">
            <text:p>420365136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539100" table:style-name="ce4">
            <text:p>539100</text:p>
          </table:table-cell>
          <table:table-cell office:value-type="float" office:value="120758511" table:formula="of:=[.B21]+[.B44]+[.B67]" table:style-name="ce7">
            <text:p>120758511,0</text:p>
          </table:table-cell>
          <table:table-cell office:value-type="float" office:value="239360606" table:formula="of:=[.C21]+[.C44]+[.C67]" table:style-name="ce7">
            <text:p>239360606,0</text:p>
          </table:table-cell>
          <table:table-cell office:value-type="float" office:value="317530161" table:formula="of:=[.D21]+[.D44]+[.D67]" table:style-name="ce7">
            <text:p>317530161,0</text:p>
          </table:table-cell>
          <table:table-cell office:value-type="float" office:value="530474736" table:formula="of:=[.E21]+[.E44]+[.E67]" table:style-name="ce9">
            <text:p>530474736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120960111" table:formula="of:=[.B22]+[.B45]+[.B68]" table:style-name="ce7">
            <text:p>120960111,0</text:p>
          </table:table-cell>
          <table:table-cell office:value-type="float" office:value="239760206" table:formula="of:=[.C22]+[.C45]+[.C68]" table:style-name="ce7">
            <text:p>239760206,0</text:p>
          </table:table-cell>
          <table:table-cell office:value-type="float" office:value="318060261" table:formula="of:=[.D22]+[.D45]+[.D68]" table:style-name="ce7">
            <text:p>318060261,0</text:p>
          </table:table-cell>
          <table:table-cell office:value-type="float" office:value="531360336" table:formula="of:=[.E22]+[.E45]+[.E68]" table:style-name="ce7">
            <text:p>531360336,0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office:value-type="float" office:value="607500" table:style-name="ce4">
            <text:p>607500</text:p>
          </table:table-cell>
          <table:table-cell office:value-type="float" office:value="136080111" table:formula="of:=[.B23]+[.B46]+[.B69]" table:style-name="ce7">
            <text:p>136080111,0</text:p>
          </table:table-cell>
          <table:table-cell office:value-type="float" office:value="269730206" table:formula="of:=[.C23]+[.C46]+[.C69]" table:style-name="ce7">
            <text:p>269730206,0</text:p>
          </table:table-cell>
          <table:table-cell office:value-type="float" office:value="357817761" table:formula="of:=[.D23]+[.D46]+[.D69]" table:style-name="ce7">
            <text:p>357817761,0</text:p>
          </table:table-cell>
          <table:table-cell office:value-type="float" office:value="597780336" table:formula="of:=[.E23]+[.E46]+[.E69]" table:style-name="ce7">
            <text:p>597780336,0</text:p>
          </table:table-cell>
          <table:table-cell table:number-columns-repeated="21" table:style-name="ce3"/>
          <table:table-cell table:number-columns-repeated="16358"/>
        </table:table-row>
        <table:table-row table:number-rows-repeated="908" table:style-name="ro1">
          <table:table-cell table:style-name="ce6"/>
          <table:table-cell table:number-columns-repeated="25" table:style-name="ce3"/>
          <table:table-cell table:number-columns-repeated="16358"/>
        </table:table-row>
        <table:table-row table:number-rows-repeated="1047576" table:style-name="ro2">
          <table:table-cell table:number-columns-repeated="16384"/>
        </table:table-row>
      </table:table>
      <table:table table:name="'file:///C:/Users/josec/Downloads/template_dados_analiticos%20(2).ods'#inicialização" table:style-name="ta2">
        <table:table-source xlink:href="file:///C:/Users/josec/Downloads/template_dados_analiticos%20(2).ods" table:table-name="inicialização" table:mode="copy-results-only"/>
        <table:table-column/>
        <table:table-row table:number-rows-repeated="24">
          <table:table-cell table:number-columns-repeated="16384"/>
        </table:table-row>
        <table:table-row>
          <table:table-cell/>
          <table:table-cell office:value-type="float" office:value="2"/>
          <table:table-cell office:value-type="float" office:value="3"/>
          <table:table-cell office:value-type="float" office:value="4"/>
          <table:table-cell office:value-type="float" office:value="5"/>
          <table:table-cell table:number-columns-repeated="16379"/>
        </table:table-row>
        <table:table-row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79"/>
        </table:table-row>
        <table:table-row table:number-rows-repeated="1048547">
          <table:table-cell table:number-columns-repeated="16379"/>
        </table:table-row>
      </table:table>
      <table:table table:name="'file:///C:/Users/josec/Downloads/template_dados_analiticos%20(2).ods'#iterativo" table:style-name="ta2">
        <table:table-source xlink:href="file:///C:/Users/josec/Downloads/template_dados_analiticos%20(2).ods" table:table-name="iterativo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1389in" svg:stroke-color="#385d8a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dc:creator>José Cleiton Borges Correia</dc:creator>
    <meta:creation-date>2021-11-13T23:14:30Z</meta:creation-date>
    <dc:date>2021-11-13T23:14:3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G0S3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29.2127559055118pt" svg:width="350.8991338582677pt" chart:style-name="Crt0">
        <chart:title chart:style-name="CT00">
          <text:p text:style-name="a0" text:class-names="" text:cond-style-name="">custo computacional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usto total (operaçõe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K (número de clusters)</text:p>
            </chart:title>
          </chart:axis>
          <chart:series chart:values-cell-range-address="inicialização.$B$75:.$B$94" chart:class="chart:scatter" chart:attached-axis="primary-y" chart:style-name="G0S0">
            <chart:domain table:cell-range-address="inicialização.$B$74:.$E$74"/>
            <chart:data-point chart:repeated="4"/>
          </chart:series>
          <chart:series chart:values-cell-range-address="inicialização.$C$75:.$C$94" chart:class="chart:scatter" chart:attached-axis="primary-y" chart:style-name="G0S1">
            <chart:domain table:cell-range-address="inicialização.$B$74:.$E$74"/>
            <chart:data-point chart:repeated="4"/>
          </chart:series>
          <chart:series chart:values-cell-range-address="inicialização.$D$75:.$D$94" chart:class="chart:scatter" chart:attached-axis="primary-y" chart:style-name="G0S2">
            <chart:domain table:cell-range-address="inicialização.$B$74:.$E$74"/>
            <chart:data-point chart:repeated="4"/>
          </chart:series>
          <chart:series chart:values-cell-range-address="inicialização.$E$75:.$E$94" chart:class="chart:scatter" chart:attached-axis="primary-y" chart:style-name="G0S3">
            <chart:domain table:cell-range-address="inicialização.$B$74:.$E$74"/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1389in" svg:stroke-color="#385d8a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0778in" style:font-size-asian="0.10778in" style:font-size-complex="0.10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0778in" style:font-size-asian="0.10778in" style:font-size-complex="0.10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G0S3">
      <style:chart-properties chart:symbol-type="automatic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22.3295275590551pt" svg:width="351.8351968503937pt" chart:style-name="Crt0">
        <chart:title chart:style-name="CT00">
          <text:p text:style-name="a0" text:class-names="" text:cond-style-name="">custo computacional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usto (total operaçõe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 (número de pixels)</text:p>
            </chart:title>
          </chart:axis>
          <chart:series chart:values-cell-range-address="inicialização.$B$75:.$B$94" chart:class="chart:scatter" chart:attached-axis="primary-y" chart:style-name="G0S0">
            <chart:domain table:cell-range-address="inicialização.$A$75:.$A$94"/>
            <chart:data-point chart:repeated="20"/>
          </chart:series>
          <chart:series chart:values-cell-range-address="inicialização.$C$75:.$C$94" chart:class="chart:scatter" chart:attached-axis="primary-y" chart:style-name="G0S1">
            <chart:domain table:cell-range-address="inicialização.$A$75:.$A$94"/>
            <chart:data-point chart:repeated="20"/>
          </chart:series>
          <chart:series chart:values-cell-range-address="inicialização.$D$75:.$D$94" chart:class="chart:scatter" chart:attached-axis="primary-y" chart:style-name="G0S2">
            <chart:domain table:cell-range-address="inicialização.$A$75:.$A$94"/>
            <chart:data-point chart:repeated="20"/>
          </chart:series>
          <chart:series chart:values-cell-range-address="inicialização.$E$75:.$E$94" chart:class="chart:scatter" chart:attached-axis="primary-y" chart:style-name="G0S3">
            <chart:domain table:cell-range-address="inicialização.$A$75:.$A$94"/>
            <chart:data-point chart:repeated="2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1389in" svg:stroke-color="#385d8a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0778in" style:font-size-asian="0.10778in" style:font-size-complex="0.10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0778in" style:font-size-asian="0.10778in" style:font-size-complex="0.10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G0S1">
      <style:chart-properties chart:symbol-type="automatic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G0S3">
      <style:chart-properties chart:symbol-type="automatic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22.3295275590551pt" svg:width="351.8351968503937pt" chart:style-name="Crt0">
        <chart:title chart:style-name="CT00">
          <text:p text:style-name="a0" text:class-names="" text:cond-style-name="">custo computacional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usto (total operaçõe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 (número de pixels)</text:p>
            </chart:title>
          </chart:axis>
          <chart:series chart:values-cell-range-address="iterativo.$B$73:.$B$92" chart:class="chart:scatter" chart:attached-axis="primary-y" chart:style-name="G0S0">
            <chart:domain table:cell-range-address="iterativo.$A$73:.$A$92"/>
            <chart:data-point chart:repeated="20"/>
          </chart:series>
          <chart:series chart:values-cell-range-address="iterativo.$C$73:.$C$92" chart:class="chart:scatter" chart:attached-axis="primary-y" chart:style-name="G0S1">
            <chart:domain table:cell-range-address="iterativo.$A$73:.$A$92"/>
            <chart:data-point chart:repeated="20"/>
          </chart:series>
          <chart:series chart:values-cell-range-address="iterativo.$D$73:.$D$92" chart:class="chart:scatter" chart:attached-axis="primary-y" chart:style-name="G0S2">
            <chart:domain table:cell-range-address="iterativo.$A$73:.$A$92"/>
            <chart:data-point chart:repeated="20"/>
          </chart:series>
          <chart:series chart:values-cell-range-address="iterativo.$E$73:.$E$92" chart:class="chart:scatter" chart:attached-axis="primary-y" chart:style-name="G0S3">
            <chart:domain table:cell-range-address="iterativo.$A$73:.$A$92"/>
            <chart:data-point chart:repeated="2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1389in" svg:stroke-color="#385d8a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G0S1">
      <style:chart-properties chart:symbol-type="automatic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G0S3">
      <style:chart-properties chart:symbol-type="automatic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29.2127559055118pt" svg:width="350.8991338582677pt" chart:style-name="Crt0">
        <chart:title chart:style-name="CT00">
          <text:p text:style-name="a0" text:class-names="" text:cond-style-name="">custo computacional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usto total (operaçõe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K (número de clusters)</text:p>
            </chart:title>
          </chart:axis>
          <chart:series chart:values-cell-range-address="iterativo.$B$73:.$B$92" chart:class="chart:scatter" chart:attached-axis="primary-y" chart:style-name="G0S0">
            <chart:domain table:cell-range-address="iterativo.$B$72:.$E$72"/>
            <chart:data-point chart:repeated="4"/>
          </chart:series>
          <chart:series chart:values-cell-range-address="iterativo.$C$73:.$C$92" chart:class="chart:scatter" chart:attached-axis="primary-y" chart:style-name="G0S1">
            <chart:domain table:cell-range-address="iterativo.$B$72:.$E$72"/>
            <chart:data-point chart:repeated="4"/>
          </chart:series>
          <chart:series chart:values-cell-range-address="iterativo.$D$73:.$D$92" chart:class="chart:scatter" chart:attached-axis="primary-y" chart:style-name="G0S2">
            <chart:domain table:cell-range-address="iterativo.$B$72:.$E$72"/>
            <chart:data-point chart:repeated="4"/>
          </chart:series>
          <chart:series chart:values-cell-range-address="iterativo.$E$73:.$E$92" chart:class="chart:scatter" chart:attached-axis="primary-y" chart:style-name="G0S3">
            <chart:domain table:cell-range-address="iterativo.$B$72:.$E$72"/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1389in" svg:stroke-color="#385d8a" svg:stroke-opacity="100%" draw:stroke-linejoin="miter" svg:stroke-linecap="butt"/>
    </style:default-style>
  </office:styles>
</office:document-styles>
</file>